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5cm"/>
    </style:style>
    <style:style style:name="co2" style:family="table-column">
      <style:table-column-properties fo:break-before="auto" style:column-width="3.642cm"/>
    </style:style>
    <style:style style:name="ro1" style:family="table-row">
      <style:table-row-properties style:row-height="0.515cm" fo:break-before="auto" style:use-optimal-row-height="true"/>
    </style:style>
    <style:style style:name="ta1" style:family="table" style:master-page-name="PageStyle_5f_Sheet1">
      <style:table-properties table:display="true" style:writing-mode="lr-tb"/>
    </style:style>
    <style:style style:name="ce1" style:family="table-cell" style:parent-style-name="Excel_20_Built-in_20_Normal">
      <style:text-properties fo:language="en" fo:country="GB" style:text-underline-mode="continuous" style:text-overline-mode="continuous" style:text-line-through-mode="continuous" style:font-name-asian="Arial Unicode MS" style:language-asian="zh" style:country-asian="CN" style:language-complex="hi" style:country-complex="IN" style:text-emphasize="none" style:font-relief="none" style:text-overline-style="none" style:text-overline-color="font-color"/>
    </style:style>
    <style:style style:name="ce2"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Excel_20_Built-in_20_Normal">
      <style:table-cell-properties fo:background-color="#ffff00"/>
    </style:style>
    <style:style style:name="T1" style:family="text">
      <style:text-properties fo:color="#000000" style:text-outline="false" style:text-line-through-style="none" style:text-position="0% 100%"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T2" style:family="text">
      <style:text-properties fo:color="#000000" style:text-outline="false" style:text-line-through-styl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number-columns-repeated="2" table:default-cell-style-name="Excel_20_Built-in_20_Normal"/>
        <table:table-column table:style-name="co2" table:default-cell-style-name="Excel_20_Built-in_20_Normal"/>
        <table:table-column table:style-name="co1" table:number-columns-repeated="1021" table:default-cell-style-name="Excel_20_Built-in_20_Normal"/>
        <table:table-row table:style-name="ro1">
          <table:table-cell office:value-type="string">
            <text:p>Date</text:p>
          </table:table-cell>
          <table:table-cell office:value-type="string">
            <text:p>Reference</text:p>
          </table:table-cell>
          <table:table-cell office:value-type="string">
            <text:p>Taxonomic Group</text:p>
          </table:table-cell>
          <table:table-cell office:value-type="string">
            <text:p>Data type</text:p>
          </table:table-cell>
          <table:table-cell office:value-type="string">
            <text:p>Full organism</text:p>
          </table:table-cell>
          <table:table-cell office:value-type="string">
            <text:p>Morphospace</text:p>
          </table:table-cell>
          <table:table-cell office:value-type="string">
            <text:p>Disparity</text:p>
          </table:table-cell>
          <table:table-cell office:value-type="string">
            <text:p>Test</text:p>
          </table:table-cell>
          <table:table-cell office:value-type="string">
            <text:p>Phylo corrected</text:p>
          </table:table-cell>
          <table:table-cell office:value-type="string">
            <text:p>Alternative</text:p>
          </table:table-cell>
          <table:table-cell table:number-columns-repeated="1014"/>
        </table:table-row>
        <table:table-row table:style-name="ro1">
          <table:table-cell office:value-type="float" office:value="2017">
            <text:p>2017</text:p>
          </table:table-cell>
          <table:table-cell office:value-type="string">
            <text:p>Not available (citation)</text:p>
          </table:table-cell>
          <table:table-cell table:number-columns-repeated="7" office:value-type="string">
            <text:p>-</text:p>
          </table:table-cell>
          <table:table-cell office:value-type="string">
            <text:p>Not available (citation)</text:p>
          </table:table-cell>
          <table:table-cell table:number-columns-repeated="1014"/>
        </table:table-row>
        <table:table-row table:style-name="ro1">
          <table:table-cell office:value-type="float" office:value="2017">
            <text:p>2017</text:p>
          </table:table-cell>
          <table:table-cell office:value-type="string">
            <text:p>Randau, Marcela, and Anjali Goswami. "Unravelling intravertebral integration, modularity and disparity in Felidae (Mammalia)." <text:span text:style-name="T1">Evolution &amp; Development</text:span><text:span text:style-name="T2"> 19.2 (2017): 85-95.</text:span></text:p>
          </table:table-cell>
          <table:table-cell office:value-type="string">
            <text:p>Felid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Procrustes variance + Procrustes dist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Allaire, Ninon, et al. "Morphological disparity and systematic revision of the eocrinoid genus Rhopalocystis (Echinodermata, Blastozoa) from the Lower Ordovician of the central Anti-Atlas (Morocco)." <text:span text:style-name="T1">Journal of Paleontology</text:span><text:span text:style-name="T2"> 91.4 (2017): 685-714.</text:span></text:p>
          </table:table-cell>
          <table:table-cell office:value-type="string">
            <text:p>Echinoderms</text:p>
          </table:table-cell>
          <table:table-cell office:value-type="string">
            <text:p>1D Continuous</text:p>
          </table:table-cell>
          <table:table-cell office:value-type="string">
            <text:p>Yes</text:p>
          </table:table-cell>
          <table:table-cell office:value-type="string">
            <text:p>PCA</text:p>
          </table:table-cell>
          <table:table-cell office:value-type="string">
            <text:p>PCA variance</text:p>
          </table:table-cell>
          <table:table-cell office:value-type="string">
            <text:p>MANOVA , LD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Zhou, Chang-Fu, et al. "Earliest filter-feeding pterosaur from the Jurassic of China and ecological evolution of Pterodactyloidea." <text:span text:style-name="T1">Royal Society Open Science</text:span><text:span text:style-name="T2"> 4.2 (2017): 160672.</text:span></text:p>
          </table:table-cell>
          <table:table-cell office:value-type="string">
            <text:p>Pterosaurs</text:p>
          </table:table-cell>
          <table:table-cell office:value-type="string">
            <text:p>Discrete</text:p>
          </table:table-cell>
          <table:table-cell office:value-type="string">
            <text:p>Yes</text:p>
          </table:table-cell>
          <table:table-cell office:value-type="string">
            <text:p>MDS</text:p>
          </table:table-cell>
          <table:table-cell office:value-type="string">
            <text:p>Gower distance</text:p>
          </table:table-cell>
          <table:table-cell office:value-type="string">
            <text:p>PER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Lamsdell, James C., et al. "Phylogenetic Paleoecology: Tree-Thinking and Ecology in Deep Time." <text:span text:style-name="T1">Trends in Ecology &amp; Evolution</text:span><text:span text:style-name="T2"> (2017).</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Hopkins, Melanie J. "How well does a part represent the whole? A comparison of cranidial shape evolution with exoskeletal character evolution in the trilobite family Pterocephaliidae." <text:span text:style-name="T1">Palaeontology</text:span><text:span text:style-name="T2"> 60.3 (2017): 309-318.</text:span></text:p>
          </table:table-cell>
          <table:table-cell office:value-type="string">
            <text:p>Trilobite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sum of ranges + sum of variance</text:p>
          </table:table-cell>
          <table:table-cell office:value-type="string">
            <text:p>Model fitting</text:p>
          </table:table-cell>
          <table:table-cell office:value-type="string">
            <text:p>No (but mapped)</text:p>
          </table:table-cell>
          <table:table-cell table:number-columns-repeated="1015"/>
        </table:table-row>
        <table:table-row table:style-name="ro1">
          <table:table-cell office:value-type="float" office:value="2017">
            <text:p>2017</text:p>
          </table:table-cell>
          <table:table-cell office:value-type="string">
            <text:p>Sieriebriennikov, Bogdan, et al. "The Role of DAF-21/Hsp90 in Mouth-Form Plasticity in Pristionchus pacificus." <text:span text:style-name="T1">Molecular Biology and Evolution</text:span><text:span text:style-name="T2"> 34.7 (2017): 1644-1653.</text:span></text:p>
          </table:table-cell>
          <table:table-cell office:value-type="string">
            <text:p>Nematode</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sum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Koenders, Annette, et al. "Valve shape is not linked to genetic species in the Eucypris virens (Ostracoda, Crustacea) species complex." <text:span text:style-name="T1">Zoological Journal of the Linnean Society</text:span><text:span text:style-name="T2"> 180.1 (2017): 36-46.</text:span></text:p>
          </table:table-cell>
          <table:table-cell office:value-type="string">
            <text:p>Ostracodes</text:p>
          </table:table-cell>
          <table:table-cell office:value-type="string">
            <text:p>B-spline</text:p>
          </table:table-cell>
          <table:table-cell office:value-type="string">
            <text:p>Yes</text:p>
          </table:table-cell>
          <table:table-cell office:value-type="string">
            <text:p>FMD (Foote 1993)</text:p>
          </table:table-cell>
          <table:table-cell office:value-type="string">
            <text:p>Euclidean distance</text:p>
          </table:table-cell>
          <table:table-cell office:value-type="string">
            <text:p>PER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Mongiardino Koch, N., et al. "Discrete and morphometric traits reveal contrasting patterns and processes in the macroevolutionary history of a clade of scorpions." <text:span text:style-name="T1">Journal of Evolutionary Biology</text:span><text:span text:style-name="T2"> 30.4 (2017): 814-825.</text:span></text:p>
          </table:table-cell>
          <table:table-cell office:value-type="string">
            <text:p>Scorpions</text:p>
          </table:table-cell>
          <table:table-cell office:value-type="string">
            <text:p>Discrete</text:p>
          </table:table-cell>
          <table:table-cell office:value-type="string">
            <text:p>Yes</text:p>
          </table:table-cell>
          <table:table-cell office:value-type="string">
            <text:p>PCO</text:p>
          </table:table-cell>
          <table:table-cell office:value-type="string">
            <text:p>sum of ranges + sum of variance + mean square euclidean distance</text:p>
          </table:table-cell>
          <table:table-cell office:value-type="string">
            <text:p>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Chartier, Marion, et al. "How (much) do flowers vary? Unbalanced disparity among flower functional modules and a mosaic pattern of morphospace occupation in the order Ericales." <text:span text:style-name="T1">Proc. R. Soc. B</text:span><text:span text:style-name="T2">. Vol. 284. No. 1852. The Royal Society, 2017.</text:span></text:p>
          </table:table-cell>
          <table:table-cell office:value-type="string">
            <text:p>Angiosperms</text:p>
          </table:table-cell>
          <table:table-cell office:value-type="string">
            <text:p>Discrete</text:p>
          </table:table-cell>
          <table:table-cell office:value-type="string">
            <text:p>No</text:p>
          </table:table-cell>
          <table:table-cell office:value-type="string">
            <text:p>Dissimilarity matric + PCoA</text:p>
          </table:table-cell>
          <table:table-cell office:value-type="string">
            <text:p>mean pairwise dissimilarity + euclidean distance</text:p>
          </table:table-cell>
          <table:table-cell office:value-type="string">
            <text:p>PER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Martinez, Christopher M., and John S. Sparks. "Malagasy cichlids differentially limit impacts of body shape evolution on oral jaw functional morphology." <text:span text:style-name="T1">Evolution</text:span><text:span text:style-name="T2"> (2017).</text:span></text:p>
          </table:table-cell>
          <table:table-cell office:value-type="string">
            <text:p>Cichlid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Procrustes distances (geomorph)</text:p>
          </table:table-cell>
          <table:table-cell office:value-type="string">
            <text:p>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Chomicki, Guillaume, and Susanne S. Renner. "Partner abundance controls mutualism stability and the pace of morphological change over geologic time." <text:span text:style-name="T1">Proceedings of the National Academy of Sciences</text:span><text:span text:style-name="T2"> 114.15 (2017): 3951-3956.</text:span></text:p>
          </table:table-cell>
          <table:table-cell office:value-type="string">
            <text:p>Rubiacea</text:p>
          </table:table-cell>
          <table:table-cell office:value-type="string">
            <text:p>DTT pipeline</text:p>
          </table:table-cell>
          <table:table-cell office:value-type="string">
            <text:p>Yes</text:p>
          </table:table-cell>
          <table:table-cell office:value-type="string">
            <text:p>DTT pipeline</text:p>
          </table:table-cell>
          <table:table-cell office:value-type="string">
            <text:p>DTT (morpho evolution in relation to diversificatio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Sansalone, G., et al. "Influence of evolutionary allometry on rates of morphological evolution and disparity in strictly subterranean moles (Talpinae, Talpidae, Lipotyphla, Mammalia)." <text:span text:style-name="T1">Journal of Mammalian Evolution</text:span><text:span text:style-name="T2"> (2017): 1-14.</text:span></text:p>
          </table:table-cell>
          <table:table-cell office:value-type="string">
            <text:p>Lipotyphla</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rocrustes distances (geomorph)</text:p>
          </table:table-cell>
          <table:table-cell office:value-type="string">
            <text:p>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Larouche, Olivier, Miriam L. Zelditch, and Richard Cloutier. "Fin modules: an evolutionary perspective on appendage disparity in basal vertebrates." <text:span text:style-name="T1">BMC biology</text:span><text:span text:style-name="T2"> 15.1 (2017): 32.</text:span></text:p>
          </table:table-cell>
          <table:table-cell office:value-type="string">
            <text:p>Fish</text:p>
          </table:table-cell>
          <table:table-cell office:value-type="string">
            <text:p>Discrete</text:p>
          </table:table-cell>
          <table:table-cell office:value-type="string">
            <text:p>No</text:p>
          </table:table-cell>
          <table:table-cell office:value-type="string">
            <text:p>MCA (multiple correspondence analyses)</text:p>
          </table:table-cell>
          <table:table-cell office:value-type="string">
            <text:p>?</text:p>
          </table:table-cell>
          <table:table-cell office:value-type="string">
            <text:p>Correlation (Fisher's exact test + Spearman's rank)</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Law, Chris J., Graham J. Slater, and Rita S. Mehta. "Lineage diversity and size disparity in Musteloidea: testing patterns of adaptive radiation using molecular and fossil-based methods." <text:span text:style-name="T1">Systematic Biology</text:span><text:span text:style-name="T2"> (2017).</text:span></text:p>
          </table:table-cell>
          <table:table-cell office:value-type="string">
            <text:p>Carnivora</text:p>
          </table:table-cell>
          <table:table-cell office:value-type="string">
            <text:p>1D Continuous</text:p>
          </table:table-cell>
          <table:table-cell office:value-type="string">
            <text:p>Yes</text:p>
          </table:table-cell>
          <table:table-cell table:number-columns-repeated="4" office:value-type="string">
            <text:p>-</text:p>
          </table:table-cell>
          <table:table-cell office:value-type="string">
            <text:p>Diversification analysis</text:p>
          </table:table-cell>
          <table:table-cell table:number-columns-repeated="1014"/>
        </table:table-row>
        <table:table-row table:style-name="ro1">
          <table:table-cell office:value-type="float" office:value="2017">
            <text:p>2017</text:p>
          </table:table-cell>
          <table:table-cell office:value-type="string">
            <text:p>Drouyer, Sébastien, et al. "Sparse Stereo Disparity Map Densification using Hierarchical Image Segmentation." <text:span text:style-name="T1">International Symposium on Mathematical Morphology and Its Applications to Signal and Image Processing</text:span><text:span text:style-name="T2">. Springer, Cham, 2017.Drouyer, Sébastien, et al. "Sparse Stereo Disparity Map Densification using Hierarchical Image Segmentation." </text:span><text:span text:style-name="T1">International Symposium on Mathematical Morphology and Its Applications to Signal and Image Processing</text:span><text:span text:style-name="T2">. Springer, Cham, 2017.</text:span></text:p>
          </table:table-cell>
          <table:table-cell table:style-name="ce2" office:value-type="string">
            <text:p>-</text:p>
          </table:table-cell>
          <table:table-cell table:number-columns-repeated="6" office:value-type="string">
            <text:p>-</text:p>
          </table:table-cell>
          <table:table-cell office:value-type="string">
            <text:p>Image processing</text:p>
          </table:table-cell>
          <table:table-cell table:number-columns-repeated="1014"/>
        </table:table-row>
        <table:table-row table:style-name="ro1">
          <table:table-cell office:value-type="float" office:value="2017">
            <text:p>2017</text:p>
          </table:table-cell>
          <table:table-cell office:value-type="string">
            <text:p>García-Navas, Vicente, et al. "Phenotypic disparity in Iberian short-horned grasshoppers (Acrididae): the role of ecology and phylogeny." <text:span text:style-name="T1">BMC evolutionary biology</text:span><text:span text:style-name="T2"> 17.1 (2017): 109.García-Navas, Vicente, et al. "Phenotypic disparity in Iberian short-horned grasshoppers (Acrididae): the role of ecology and phylogeny." </text:span><text:span text:style-name="T1">BMC evolutionary biology</text:span><text:span text:style-name="T2"> 17.1 (2017): 109.</text:span></text:p>
          </table:table-cell>
          <table:table-cell office:value-type="string">
            <text:p>Insects</text:p>
          </table:table-cell>
          <table:table-cell office:value-type="string">
            <text:p>1D Continuous</text:p>
          </table:table-cell>
          <table:table-cell office:value-type="string">
            <text:p>Yes</text:p>
          </table:table-cell>
          <table:table-cell office:value-type="string">
            <text:p>PCA</text:p>
          </table:table-cell>
          <table:table-cell office:value-type="string">
            <text:p>DTT (morpho evolution in relation to diversification)</text:p>
          </table:table-cell>
          <table:table-cell office:value-type="string">
            <text:p>Model fitting</text:p>
          </table:table-cell>
          <table:table-cell office:value-type="string">
            <text:p>No (but mapped)</text:p>
          </table:table-cell>
          <table:table-cell table:number-columns-repeated="1015"/>
        </table:table-row>
        <table:table-row table:style-name="ro1">
          <table:table-cell office:value-type="float" office:value="2017">
            <text:p>2017</text:p>
          </table:table-cell>
          <table:table-cell office:value-type="string">
            <text:p>Gerber, Sylvain. "The geometry of morphospaces: lessons from the classic Raup shell coiling model." <text:span text:style-name="T1">Biological Reviews</text:span><text:span text:style-name="T2"> 92.2 (2017): 1142-1155.Gerber, Sylvain. "The geometry of morphospaces: lessons from the classic Raup shell coiling model." </text:span><text:span text:style-name="T1">Biological Reviews</text:span><text:span text:style-name="T2"> 92.2 (2017): 1142-1155.</text:span></text:p>
          </table:table-cell>
          <table:table-cell office:value-type="string">
            <text:p>Amonite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Procrustes distances + other distances</text:p>
          </table:table-cell>
          <table:table-cell office:value-type="string">
            <text:p>Raup-space</text:p>
          </table:table-cell>
          <table:table-cell office:value-type="string">
            <text:p>No</text:p>
          </table:table-cell>
          <table:table-cell/>
          <table:table-cell table:style-name="ce3" office:value-type="string">
            <text:p>to check!</text:p>
          </table:table-cell>
          <table:table-cell table:number-columns-repeated="1013"/>
        </table:table-row>
        <table:table-row table:style-name="ro1">
          <table:table-cell office:value-type="float" office:value="2017">
            <text:p>2017</text:p>
          </table:table-cell>
          <table:table-cell office:value-type="string">
            <text:p>Wilberg, Eric W. "Investigating patterns of crocodyliform cranial disparity through the Mesozoic and Cenozoic." <text:span text:style-name="T1">Zoological Journal of the Linnean Society</text:span><text:span text:style-name="T2"> (2017): zlw027.Wilberg, Eric W. "Investigating patterns of crocodyliform cranial disparity through the Mesozoic and Cenozoic." </text:span><text:span text:style-name="T1">Zoological Journal of the Linnean Society</text:span><text:span text:style-name="T2"> (2017): zlw027.</text:span></text:p>
          </table:table-cell>
          <table:table-cell office:value-type="string">
            <text:p>Crocodiles</text:p>
          </table:table-cell>
          <table:table-cell office:value-type="string">
            <text:p>2D landmarks</text:p>
          </table:table-cell>
          <table:table-cell office:value-type="string">
            <text:p>No</text:p>
          </table:table-cell>
          <table:table-cell office:value-type="string">
            <text:p>RWA (Relative Warp Analysis)</text:p>
          </table:table-cell>
          <table:table-cell office:value-type="string">
            <text:p>sum of ranges + sum of variance + prdocut of ranges + product of variance</text:p>
          </table:table-cell>
          <table:table-cell office:value-type="string">
            <text:p>?</text:p>
          </table:table-cell>
          <table:table-cell office:value-type="string">
            <text:p>Yes</text:p>
          </table:table-cell>
          <table:table-cell/>
          <table:table-cell table:style-name="ce3" office:value-type="string">
            <text:p>to check!</text:p>
          </table:table-cell>
          <table:table-cell table:number-columns-repeated="1013"/>
        </table:table-row>
        <table:table-row table:style-name="ro1">
          <table:table-cell office:value-type="float" office:value="2017">
            <text:p>2017</text:p>
          </table:table-cell>
          <table:table-cell office:value-type="string">
            <text:p>Lóriga, Josmaily, et al. "Phylogenetic relationships of two Cuban spleenworts with unusual morphology: Asplenium (Schaffneria) nigripes and Asplenium pumilum (Aspleniaceae, leptosporangiate ferns)." <text:span text:style-name="T1">Plant Systematics and Evolution</text:span><text:span text:style-name="T2"> 303.2 (2017): 165-176.Lóriga, Josmaily, et al. "Phylogenetic relationships of two Cuban spleenworts with unusual morphology: Asplenium (Schaffneria) nigripes and Asplenium pumilum (Aspleniaceae, leptosporangiate ferns)." </text:span><text:span text:style-name="T1">Plant Systematics and Evolution</text:span><text:span text:style-name="T2"> 303.2 (2017): 165-176.</text:span></text:p>
          </table:table-cell>
          <table:table-cell table:number-columns-repeated="7" office:value-type="string">
            <text:p>-</text:p>
          </table:table-cell>
          <table:table-cell office:value-type="string">
            <text:p>Phylo Analysis</text:p>
          </table:table-cell>
          <table:table-cell table:number-columns-repeated="1014"/>
        </table:table-row>
        <table:table-row table:style-name="ro1">
          <table:table-cell office:value-type="float" office:value="2017">
            <text:p>2017</text:p>
          </table:table-cell>
          <table:table-cell office:value-type="string">
            <text:p>Nanova, Olga, and Miguel Prôa. "Cranial features of mainland and Commander Islands (Russia) Arctic foxes (Vulpes lagopus) reflect their diverging foraging strategies." <text:span text:style-name="T1">Polar Research</text:span><text:span text:style-name="T2"> 36.sup1 (2017): 7.Nanova, Olga, and Miguel Prôa. "Cranial features of mainland and Commander Islands (Russia) Arctic foxes (Vulpes lagopus) reflect their diverging foraging strategies." </text:span><text:span text:style-name="T1">Polar Research</text:span><text:span text:style-name="T2"> 36.sup1 (2017): 7.</text:span></text:p>
          </table:table-cell>
          <table:table-cell table:number-columns-repeated="7" office:value-type="string">
            <text:p>-</text:p>
          </table:table-cell>
          <table:table-cell office:value-type="string">
            <text:p>Classic 1D differences</text:p>
          </table:table-cell>
          <table:table-cell table:number-columns-repeated="1014"/>
        </table:table-row>
        <table:table-row table:style-name="ro1">
          <table:table-cell office:value-type="float" office:value="2017">
            <text:p>2017</text:p>
          </table:table-cell>
          <table:table-cell office:value-type="string">
            <text:p>Randau, Marcela, and Anjali Goswami. "Unravelling intravertebral integration, modularity and disparity in Felidae (Mammalia)." <text:span text:style-name="T1">Evolution &amp; Development</text:span><text:span text:style-name="T2"> 19.2 (2017): 85-95.Randau, Marcela, and Anjali Goswami. "Unravelling intravertebral integration, modularity and disparity in Felidae (Mammalia)." </text:span><text:span text:style-name="T1">Evolution &amp; Development</text:span><text:span text:style-name="T2"> 19.2 (2017): 85-95.</text:span></text:p>
          </table:table-cell>
          <table:table-cell table:number-columns-repeated="7" office:value-type="string">
            <text:p>-</text:p>
          </table:table-cell>
          <table:table-cell office:value-type="string">
            <text:p>Already collected</text:p>
          </table:table-cell>
          <table:table-cell table:number-columns-repeated="1014"/>
        </table:table-row>
        <table:table-row table:style-name="ro1">
          <table:table-cell office:value-type="float" office:value="2017">
            <text:p>2017</text:p>
          </table:table-cell>
          <table:table-cell office:value-type="string">
            <text:p>Rocatti, Guido, et al. "Early evolutionary diversification of mandible morphology in the New World monkeys (Primate, Platyrrhini)." <text:span text:style-name="T1">Journal of Human Evolution</text:span><text:span text:style-name="T2"> 113 (2017): 24-37.Rocatti, Guido, et al. "Early evolutionary diversification of mandible morphology in the New World monkeys (Primate, Platyrrhini)." </text:span><text:span text:style-name="T1">Journal of Human Evolution</text:span><text:span text:style-name="T2"> 113 (2017): 24-37.</text:span></text:p>
          </table:table-cell>
          <table:table-cell office:value-type="string">
            <text:p>Pri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Foote's disparity measurement (Foote 1993, Neige 2003) + Procrustes distances</text:p>
          </table:table-cell>
          <table:table-cell office:value-type="string">
            <text:p>PGLS (PC ~ trait)</text:p>
          </table:table-cell>
          <table:table-cell office:value-type="string">
            <text:p>No (but mapped)</text:p>
          </table:table-cell>
          <table:table-cell table:number-columns-repeated="1015"/>
        </table:table-row>
        <table:table-row table:style-name="ro1">
          <table:table-cell office:value-type="float" office:value="2017">
            <text:p>2017</text:p>
          </table:table-cell>
          <table:table-cell office:value-type="string">
            <text:p>Chakra, Maria Abou, Miroslav Lovric, and Jon R. Stone. "Predicting Morphological Disparities In Sea Urchin Skeleton Growth And Form." <text:span text:style-name="T1">bioRxiv</text:span><text:span text:style-name="T2"> (2017): 133900.Chakra, Maria Abou, Miroslav Lovric, and Jon R. Stone. "Predicting Morphological Disparities In Sea Urchin Skeleton Growth And Form." </text:span><text:span text:style-name="T1">bioRxiv</text:span><text:span text:style-name="T2"> (2017): 133900.</text:span></text:p>
          </table:table-cell>
          <table:table-cell table:number-columns-repeated="7" office:value-type="string">
            <text:p>-</text:p>
          </table:table-cell>
          <table:table-cell office:value-type="string">
            <text:p>unpub</text:p>
          </table:table-cell>
          <table:table-cell table:number-columns-repeated="1014"/>
        </table:table-row>
        <table:table-row table:style-name="ro1">
          <table:table-cell office:value-type="float" office:value="2017">
            <text:p>2017</text:p>
          </table:table-cell>
          <table:table-cell office:value-type="string">
            <text:p>Deline, Bradley, and James R. Thomka. "The role of preservation on the quantification of morphology and patterns of disparity within Paleozoic echinoderms." <text:span text:style-name="T1">Journal of Paleontology</text:span><text:span text:style-name="T2"> (2017): 1-15.Deline, Bradley, and James R. Thomka. "The role of preservation on the quantification of morphology and patterns of disparity within Paleozoic echinoderms." </text:span><text:span text:style-name="T1">Journal of Paleontology</text:span><text:span text:style-name="T2"> (2017): 1-15.</text:span></text:p>
          </table:table-cell>
          <table:table-cell office:value-type="string">
            <text:p>Echinoderms</text:p>
          </table:table-cell>
          <table:table-cell office:value-type="string">
            <text:p>Discrete</text:p>
          </table:table-cell>
          <table:table-cell office:value-type="string">
            <text:p>Yes</text:p>
          </table:table-cell>
          <table:table-cell office:value-type="string">
            <text:p>PCO</text:p>
          </table:table-cell>
          <table:table-cell office:value-type="string">
            <text:p>Average square distance</text:p>
          </table:table-cell>
          <table:table-cell office:value-type="string">
            <text:p>Mantel test</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Valero, Katharina C. Wollenberg, et al. "Transcriptomic and macroevolutionary evidence for phenotypic uncoupling between frog life history phases." <text:span text:style-name="T1">Nature Communications</text:span><text:span text:style-name="T2"> 8 (2017).Valero, Katharina C. Wollenberg, et al. "Transcriptomic and macroevolutionary evidence for phenotypic uncoupling between frog life history phases." </text:span><text:span text:style-name="T1">Nature Communications</text:span><text:span text:style-name="T2"> 8 (2017).</text:span></text:p>
          </table:table-cell>
          <table:table-cell office:value-type="string">
            <text:p>Frogs</text:p>
          </table:table-cell>
          <table:table-cell office:value-type="string">
            <text:p>Discrete</text:p>
          </table:table-cell>
          <table:table-cell office:value-type="string">
            <text:p>Yes</text:p>
          </table:table-cell>
          <table:table-cell office:value-type="string">
            <text:p>DTT pipeline</text:p>
          </table:table-cell>
          <table:table-cell office:value-type="string">
            <text:p>DTT (morpho evolution in relation to diversification)</text:p>
          </table:table-cell>
          <table:table-cell office:value-type="string">
            <text:p>Model fitting</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Fernández-Mazuecos, Mario, and Beverley J. Glover. "The evo-devo of plant speciation." <text:span text:style-name="T1">Nature Ecology &amp; Evolution</text:span><text:span text:style-name="T2"> 1 (2017): 0110.Fernández-Mazuecos, Mario, and Beverley J. Glover. "The evo-devo of plant speciation." </text:span><text:span text:style-name="T1">Nature Ecology &amp; Evolution</text:span><text:span text:style-name="T2"> 1 (2017): 0110.</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Tokita, Masayoshi, et al. "Cranial shape evolution in adaptive radiations of birds: comparative morphometrics of Darwin's finches and Hawaiian honeycreepers." <text:span text:style-name="T1">Phil. Trans. R. Soc. B</text:span><text:span text:style-name="T2"> 372.1713 (2017): 20150481.Tokita, Masayoshi, et al. "Cranial shape evolution in adaptive radiations of birds: comparative morphometrics of Darwin's finches and Hawaiian honeycreepers." </text:span><text:span text:style-name="T1">Phil. Trans. R. Soc. B</text:span><text:span text:style-name="T2"> 372.1713 (2017): 20150481.</text:span></text:p>
          </table:table-cell>
          <table:table-cell/>
          <table:table-cell office:value-type="string">
            <text:p>3D landmarks</text:p>
          </table:table-cell>
          <table:table-cell office:value-type="string">
            <text:p>No</text:p>
          </table:table-cell>
          <table:table-cell office:value-type="string">
            <text:p>Procrustes PCA</text:p>
          </table:table-cell>
          <table:table-cell office:value-type="string">
            <text:p>?</text:p>
          </table:table-cell>
          <table:table-cell office:value-type="string">
            <text:p>Partial Least Squares</text:p>
          </table:table-cell>
          <table:table-cell office:value-type="string">
            <text:p>No (but mapped)</text:p>
          </table:table-cell>
          <table:table-cell table:number-columns-repeated="1015"/>
        </table:table-row>
        <table:table-row table:style-name="ro1">
          <table:table-cell office:value-type="float" office:value="2017">
            <text:p>2017</text:p>
          </table:table-cell>
          <table:table-cell office:value-type="string">
            <text:p>Finnegan, Darby. "Convergence in Diet and Morphology in Marine and Freshwater Cottoid Fishes." (2017).</text:p>
          </table:table-cell>
          <table:table-cell table:number-columns-repeated="7" office:value-type="string">
            <text:p>-</text:p>
          </table:table-cell>
          <table:table-cell office:value-type="string">
            <text:p>not available (paywall)</text:p>
          </table:table-cell>
          <table:table-cell table:number-columns-repeated="1014"/>
        </table:table-row>
        <table:table-row table:style-name="ro1">
          <table:table-cell office:value-type="float" office:value="2017">
            <text:p>2017</text:p>
          </table:table-cell>
          <table:table-cell office:value-type="string">
            <text:p>Zamora, Samuel, and Imran A. Rahman. "Progress in echinoderm paleobiology." <text:span text:style-name="T1">Journal of Paleontology</text:span><text:span text:style-name="T2"> 91.4 (2017): 579-581.Zamora, Samuel, and Imran A. Rahman. "Progress in echinoderm paleobiology." </text:span><text:span text:style-name="T1">Journal of Paleontology</text:span><text:span text:style-name="T2"> 91.4 (2017): 579-581.</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Cai, Yaoping, et al. "Taxonomy of the late Ediacaran index fossil Cloudina and a new similar taxon from South China." <text:span text:style-name="T1">Precambrian Research</text:span><text:span text:style-name="T2"> (2017).Cai, Yaoping, et al. "Taxonomy of the late Ediacaran index fossil Cloudina and a new similar taxon from South China." </text:span><text:span text:style-name="T1">Precambrian Research</text:span><text:span text:style-name="T2"> (2017).</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SUMMERS, MINDI M., CHARLES G. MESSING, and GREG W. ROUSE. "The genera and species of Comatulidae (Comatulida: Crinoidea): taxonomic revisions and a molecular and morphological guide." <text:span text:style-name="T1">Zootaxa</text:span><text:span text:style-name="T2"> 4268.2 (2017): 151-190.</text:span></text:p>
          </table:table-cell>
          <table:table-cell table:number-columns-repeated="7" office:value-type="string">
            <text:p>-</text:p>
          </table:table-cell>
          <table:table-cell office:value-type="string">
            <text:p>not available (paywall)</text:p>
          </table:table-cell>
          <table:table-cell table:number-columns-repeated="1014"/>
        </table:table-row>
        <table:table-row table:style-name="ro1">
          <table:table-cell office:value-type="float" office:value="2017">
            <text:p>2017</text:p>
          </table:table-cell>
          <table:table-cell office:value-type="string">
            <text:p>Maestri, Renan, et al. "The ecology of a continental evolutionary radiation: Is the radiation of sigmodontine rodents adaptive?." <text:span text:style-name="T1">Evolution</text:span><text:span text:style-name="T2"> 71.3 (2017): 610-632.</text:span></text:p>
          </table:table-cell>
          <table:table-cell office:value-type="string">
            <text:p>Rodent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DTT pairwise average squared Euclidean distance</text:p>
          </table:table-cell>
          <table:table-cell office:value-type="string">
            <text:p>Morphological Disparity Index (MDI) statistics</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Nespolo, Roberto F., Julio Figueroa, and Jaiber J. Solano-Iguaran. "Studying the evolutionary significance of thermal adaptation in ectotherms: The diversification of amphibians’ energetics." <text:span text:style-name="T1">Journal of Thermal Biology</text:span><text:span text:style-name="T2"> 68 (2017): 5-13.</text:span></text:p>
          </table:table-cell>
          <table:table-cell office:value-type="string">
            <text:p>Amphibians</text:p>
          </table:table-cell>
          <table:table-cell office:value-type="string">
            <text:p>Metabolic Rate</text:p>
          </table:table-cell>
          <table:table-cell office:value-type="string">
            <text:p>Yes</text:p>
          </table:table-cell>
          <table:table-cell office:value-type="string">
            <text:p>NA</text:p>
          </table:table-cell>
          <table:table-cell office:value-type="string">
            <text:p>MDI (Morphological disparity index - observed disparity vs median of expteded from BM)</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Vasil’ev, A. G., et al. "Chernov’s compensation principle and the effect of rodent community completeness on the variability of bank vole (Clethrionomys glareolus) population in the Middle Urals." <text:span text:style-name="T1">Russian Journal of Ecology</text:span><text:span text:style-name="T2"> 48.2 (2017): 161-169.</text:span></text:p>
          </table:table-cell>
          <table:table-cell office:value-type="string">
            <text:p>Rodent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MNND (Mean nearest neighbour distance)</text:p>
          </table:table-cell>
          <table:table-cell office:value-type="string">
            <text:p>Canonical analysis (PCM style)</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Kozak, Kenneth H. "What drives variation in plethodontid salamander species richness over space and time?." <text:span text:style-name="T1">Herpetologica</text:span><text:span text:style-name="T2"> 73.3 (2017): 220-228.</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Vasil’ev, A. G., et al. "Aftereffects of muskrat introduction in Western Siberia: Morphological and functional aspects." <text:span text:style-name="T1">Russian Journal of Biological Invasions</text:span><text:span text:style-name="T2"> 8.1 (2017): 1-9.</text:span></text:p>
          </table:table-cell>
          <table:table-cell office:value-type="string">
            <text:p>Rodent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MNND (Mean nearest neighbour distance)</text:p>
          </table:table-cell>
          <table:table-cell office:value-type="string">
            <text:p>Canonical analysis (PCM style)</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Gatimel, Nicolas, et al. "Continued existence of significant disparities in the technical practices of sperm morphology assessment and the clinical implications: results of a French questionnaire." <text:span text:style-name="T1">Fertility and sterility</text:span><text:span text:style-name="T2"> 107.2 (2017): 365-372.</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Koc, C. Bartesaghi, et al. "Mapping Local Climate Zones for urban morphology classification based on airborne remote sensing data." <text:span text:style-name="T1">Urban Remote Sensing Event (JURSE), 2017 Joint</text:span><text:span text:style-name="T2">. IEEE, 2017.</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Nespolo, Roberto F., Jaiber J. Solano-Iguaran, and Francisco Bozinovic. "Phylogenetic analysis supports the aerobic-capacity model for the evolution of endothermy." <text:span text:style-name="T1">The American Naturalist</text:span><text:span text:style-name="T2"> 189.1 (2017): 13-27.</text:span></text:p>
          </table:table-cell>
          <table:table-cell office:value-type="string">
            <text:p>Vertebrates</text:p>
          </table:table-cell>
          <table:table-cell office:value-type="string">
            <text:p>Metabolic Rate</text:p>
          </table:table-cell>
          <table:table-cell office:value-type="string">
            <text:p>Yes</text:p>
          </table:table-cell>
          <table:table-cell office:value-type="string">
            <text:p>NA</text:p>
          </table:table-cell>
          <table:table-cell office:value-type="string">
            <text:p>MDI (Morphological disparity index - observed disparity vs median of expteded from BM)</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Muñoz, Martha M., Philip SL Anderson, and S. N. Patek. "Mechanical sensitivity and the dynamics of evolutionary rate shifts in biomechanical systems." <text:span text:style-name="T1">Proc. R. Soc. B</text:span><text:span text:style-name="T2">. Vol. 284. No. 1847. The Royal Society, 2017.</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Cantalapiedra, J. L., et al. "Decoupled ecomorphological evolution and diversification in Neogene-Quaternary horses." <text:span text:style-name="T1">Science</text:span><text:span text:style-name="T2"> 355.6325 (2017): 627-630.</text:span></text:p>
          </table:table-cell>
          <table:table-cell office:value-type="string">
            <text:p>Perissodactyla</text:p>
          </table:table-cell>
          <table:table-cell office:value-type="string">
            <text:p>Body mass</text:p>
          </table:table-cell>
          <table:table-cell office:value-type="string">
            <text:p>No</text:p>
          </table:table-cell>
          <table:table-cell office:value-type="string">
            <text:p>NA</text:p>
          </table:table-cell>
          <table:table-cell office:value-type="string">
            <text:p>DTT pairwise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Herrera‐Flores, Jorge A., Thomas L. Stubbs, and Michael J. Benton. "Macroevolutionary patterns in Rhynchocephalia: is the tuatara (Sphenodon punctatus) a living fossil?." <text:span text:style-name="T1">Palaeontology</text:span><text:span text:style-name="T2"> 60.3 (2017): 319-328.</text:span></text:p>
          </table:table-cell>
          <table:table-cell office:value-type="string">
            <text:p>Rhynchocephalia</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Euclidean procrustes distances</text:p>
          </table:table-cell>
          <table:table-cell office:value-type="string">
            <text:p>NPMANOVA</text:p>
          </table:table-cell>
          <table:table-cell office:value-type="string">
            <text:p>No (but mapped)</text:p>
          </table:table-cell>
          <table:table-cell table:number-columns-repeated="1015"/>
        </table:table-row>
        <table:table-row table:style-name="ro1">
          <table:table-cell office:value-type="float" office:value="2017">
            <text:p>2017</text:p>
          </table:table-cell>
          <table:table-cell office:value-type="string">
            <text:p>Floeter, Sergio R., et al. "Phylogenetic perspectives on reef fish functional traits." <text:span text:style-name="T1">Biological Reviews</text:span><text:span text:style-name="T2"> (2017).</text:span></text:p>
          </table:table-cell>
          <table:table-cell office:value-type="string">
            <text:p>Fishes</text:p>
          </table:table-cell>
          <table:table-cell office:value-type="string">
            <text:p>Body size</text:p>
          </table:table-cell>
          <table:table-cell office:value-type="string">
            <text:p>Yes</text:p>
          </table:table-cell>
          <table:table-cell office:value-type="string">
            <text:p>NA</text:p>
          </table:table-cell>
          <table:table-cell office:value-type="string">
            <text:p>DTT pairwise Euclidean distance</text:p>
          </table:table-cell>
          <table:table-cell office:value-type="string">
            <text:p>Model fitting</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Harvey, Thomas HP, and Nicholas J. Butterfield. "Exceptionally preserved Cambrian loriciferans and the early animal invasion of the meiobenthos." <text:span text:style-name="T1">Nature Ecology &amp; Evolution</text:span><text:span text:style-name="T2"> 1 (2017): 0022.</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Lambert, Olivier, et al. "Earliest mysticete from the late Eocene of Peru sheds new light on the origin of baleen whales." <text:span text:style-name="T1">Current Biology</text:span><text:span text:style-name="T2"> 27.10 (2017): 1535-1541.</text:span></text:p>
          </table:table-cell>
          <table:table-cell table:number-columns-repeated="7" office:value-type="string">
            <text:p>-</text:p>
          </table:table-cell>
          <table:table-cell office:value-type="string">
            <text:p>morpho description</text:p>
          </table:table-cell>
          <table:table-cell table:style-name="ce3" office:value-type="string">
            <text:p>morphological disparity hypothesis still described in the abstract!</text:p>
          </table:table-cell>
          <table:table-cell table:number-columns-repeated="1013"/>
        </table:table-row>
        <table:table-row table:style-name="ro1">
          <table:table-cell office:value-type="float" office:value="2017">
            <text:p>2017</text:p>
          </table:table-cell>
          <table:table-cell office:value-type="string">
            <text:p>Bochaton, Corentin, et al. "Human impacts reduce morphological diversity in an insular species of lizard." Proc. R. Soc. B. Vol. 284. No. 1857. The Royal Society, 2017.</text:p>
          </table:table-cell>
          <table:table-cell office:value-type="string">
            <text:p>Anoli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Euclidean procrustes distances</text:p>
          </table:table-cell>
          <table:table-cell office:value-type="string">
            <text:p>Procrustes 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Armbruster, William Scott. "The specialization continuum in pollination systems: diversity of concepts and implications for ecology, evolution and conservation." <text:span text:style-name="T1">Functional Ecology</text:span><text:span text:style-name="T2"> 31.1 (2017): 88-100.Armbruster, William Scott. "The specialization continuum in pollination systems: diversity of concepts and implications for ecology, evolution and conservation." </text:span><text:span text:style-name="T1">Functional Ecology</text:span><text:span text:style-name="T2"> 31.1 (2017): 88-100.Armbruster, William Scott. "The specialization continuum in pollination systems: diversity of concepts and implications for ecology, evolution and conservation." </text:span><text:span text:style-name="T1">Functional Ecology</text:span><text:span text:style-name="T2"> 31.1 (2017): 88-100.</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Nesbitt, Sterling J., et al. "The earliest bird-line archosaurs and the assembly of the dinosaur body plan." <text:span text:style-name="T1">Nature</text:span><text:span text:style-name="T2"> 544.7651 (2017): 484-487.Nesbitt, Sterling J., et al. "The earliest bird-line archosaurs and the assembly of the dinosaur body plan." </text:span><text:span text:style-name="T1">Nature</text:span><text:span text:style-name="T2"> 544.7651 (2017): 484-487.Nesbitt, Sterling J., et al. "The earliest bird-line archosaurs and the assembly of the dinosaur body plan." </text:span><text:span text:style-name="T1">Nature</text:span><text:span text:style-name="T2"> 544.7651 (2017): 484-487.</text:span></text:p>
          </table:table-cell>
          <table:table-cell/>
          <table:table-cell office:value-type="string">
            <text:p>Discrete</text:p>
          </table:table-cell>
          <table:table-cell office:value-type="string">
            <text:p>Yes</text:p>
          </table:table-cell>
          <table:table-cell office:value-type="string">
            <text:p>PCO</text:p>
          </table:table-cell>
          <table:table-cell office:value-type="string">
            <text:p>eighted mean pairwise dissimilarity</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Wang, Shuo, et al. "Extreme ontogenetic changes in a ceratosaurian theropod." <text:span text:style-name="T1">Current Biology</text:span><text:span text:style-name="T2"> 27.1 (2017): 144-148.Wang, Shuo, et al. "Extreme ontogenetic changes in a ceratosaurian theropod." </text:span><text:span text:style-name="T1">Current Biology</text:span><text:span text:style-name="T2"> 27.1 (2017): 144-148.Wang, Shuo, et al. "Extreme ontogenetic changes in a ceratosaurian theropod." </text:span><text:span text:style-name="T1">Current Biology</text:span><text:span text:style-name="T2"> 27.1 (2017): 144-148.</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Tada, Shinya, et al. "Diversification of functional morphology in herbivorous cichlids (Perciformes: Cichlidae) of the tribe Tropheini in Lake Tanganyika." <text:span text:style-name="T1">Hydrobiologia</text:span><text:span text:style-name="T2"> 791.1 (2017): 83-101.Tada, Shinya, et al. "Diversification of functional morphology in herbivorous cichlids (Perciformes: Cichlidae) of the tribe Tropheini in Lake Tanganyika." </text:span><text:span text:style-name="T1">Hydrobiologia</text:span><text:span text:style-name="T2"> 791.1 (2017): 83-101.Tada, Shinya, et al. "Diversification of functional morphology in herbivorous cichlids (Perciformes: Cichlidae) of the tribe Tropheini in Lake Tanganyika." </text:span><text:span text:style-name="T1">Hydrobiologia</text:span><text:span text:style-name="T2"> 791.1 (2017): 83-101.</text:span></text:p>
          </table:table-cell>
          <table:table-cell office:value-type="string">
            <text:p>Fishe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PC1&amp;2 values</text:p>
          </table:table-cell>
          <table:table-cell office:value-type="string">
            <text:p>phylo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McLean, Bryan S. "Digest: Splendid (continental) radiations." <text:span text:style-name="T1">Evolution</text:span><text:span text:style-name="T2"> 71.3 (2017): 802-803.McLean, Bryan S. "Digest: Splendid (continental) radiations." </text:span><text:span text:style-name="T1">Evolution</text:span><text:span text:style-name="T2"> 71.3 (2017): 802-803.McLean, Bryan S. "Digest: Splendid (continental) radiations." </text:span><text:span text:style-name="T1">Evolution</text:span><text:span text:style-name="T2"> 71.3 (2017): 802-803.</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Slater, Graham J., Jeremy A. Goldbogen, and Nicholas D. Pyenson. "Independent evolution of baleen whale gigantism linked to Plio-Pleistocene ocean dynamics." <text:span text:style-name="T1">Proc. R. Soc. B</text:span><text:span text:style-name="T2">. Vol. 284. No. 1855. The Royal Society, 2017.Slater, Graham J., Jeremy A. Goldbogen, and Nicholas D. Pyenson. "Independent evolution of baleen whale gigantism linked to Plio-Pleistocene ocean dynamics." </text:span><text:span text:style-name="T1">Proc. R. Soc. B</text:span><text:span text:style-name="T2">. Vol. 284. No. 1855. The Royal Society, 2017.Slater, Graham J., Jeremy A. Goldbogen, and Nicholas D. Pyenson. "Independent evolution of baleen whale gigantism linked to Plio-Pleistocene ocean dynamics." </text:span><text:span text:style-name="T1">Proc. R. Soc. B</text:span><text:span text:style-name="T2">. Vol. 284. No. 1855. The Royal Society, 2017.</text:span></text:p>
          </table:table-cell>
          <table:table-cell office:value-type="string">
            <text:p>Whales</text:p>
          </table:table-cell>
          <table:table-cell office:value-type="string">
            <text:p>Body size</text:p>
          </table:table-cell>
          <table:table-cell office:value-type="string">
            <text:p>Yes</text:p>
          </table:table-cell>
          <table:table-cell office:value-type="string">
            <text:p>NA</text:p>
          </table:table-cell>
          <table:table-cell office:value-type="string">
            <text:p>Area between observed and media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Martínez-Cabrera, Hugo I., Jingming Zheng, and Emilio Estrada-Ruiz. "Wood functional disparity lags behind taxonomic diversification in angiosperms." <text:span text:style-name="T1">Review of Palaeobotany and Palynology</text:span><text:span text:style-name="T2"> 246 (2017): 251-257.Martínez-Cabrera, Hugo I., Jingming Zheng, and Emilio Estrada-Ruiz. "Wood functional disparity lags behind taxonomic diversification in angiosperms." </text:span><text:span text:style-name="T1">Review of Palaeobotany and Palynology</text:span><text:span text:style-name="T2"> 246 (2017): 251-257.Martínez-Cabrera, Hugo I., Jingming Zheng, and Emilio Estrada-Ruiz. "Wood functional disparity lags behind taxonomic diversification in angiosperms." </text:span><text:span text:style-name="T1">Review of Palaeobotany and Palynology</text:span><text:span text:style-name="T2"> 246 (2017): 251-257.</text:span></text:p>
          </table:table-cell>
          <table:table-cell office:value-type="string">
            <text:p>Angiosperms</text:p>
          </table:table-cell>
          <table:table-cell office:value-type="string">
            <text:p>Continuous</text:p>
          </table:table-cell>
          <table:table-cell office:value-type="string">
            <text:p>No</text:p>
          </table:table-cell>
          <table:table-cell office:value-type="string">
            <text:p>PCA</text:p>
          </table:table-cell>
          <table:table-cell office:value-type="string">
            <text:p>Area between observed and media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Castillo, Daniela L., et al. "Skull ontogeny and modularity in two species of Lagenorhynchus: Morphological and ecological implications." <text:span text:style-name="T1">Journal of morphology</text:span><text:span text:style-name="T2"> 278.2 (2017): 203-214.Castillo, Daniela L., et al. "Skull ontogeny and modularity in two species of Lagenorhynchus: Morphological and ecological implications." </text:span><text:span text:style-name="T1">Journal of morphology</text:span><text:span text:style-name="T2"> 278.2 (2017): 203-214.Castillo, Daniela L., et al. "Skull ontogeny and modularity in two species of Lagenorhynchus: Morphological and ecological implications." </text:span><text:span text:style-name="T1">Journal of morphology</text:span><text:span text:style-name="T2"> 278.2 (2017): 203-214.</text:span></text:p>
          </table:table-cell>
          <table:table-cell office:value-type="string">
            <text:p>Cetaceans</text:p>
          </table:table-cell>
          <table:table-cell office:value-type="string">
            <text:p>2D landmarks</text:p>
          </table:table-cell>
          <table:table-cell office:value-type="string">
            <text:p>No</text:p>
          </table:table-cell>
          <table:table-cell office:value-type="string">
            <text:p>Regression PCA</text:p>
          </table:table-cell>
          <table:table-cell office:value-type="string">
            <text:p>Regression score</text:p>
          </table:table-cell>
          <table:table-cell office:value-type="string">
            <text:p>ANOVA</text:p>
          </table:table-cell>
          <table:table-cell table:number-columns-repeated="1016"/>
        </table:table-row>
        <table:table-row table:style-name="ro1">
          <table:table-cell office:value-type="float" office:value="2017">
            <text:p>2017</text:p>
          </table:table-cell>
          <table:table-cell office:value-type="string">
            <text:p>Minter, Nicholas J., et al. "Early bursts of diversification defined the faunal colonization of land." <text:span text:style-name="T1">Nature Ecology &amp; Evolution</text:span><text:span text:style-name="T2"> 1.7 (2017): s41559-017.Minter, Nicholas J., et al. "Early bursts of diversification defined the faunal colonization of land." </text:span><text:span text:style-name="T1">Nature Ecology &amp; Evolution</text:span><text:span text:style-name="T2"> 1.7 (2017): s41559-017.Minter, Nicholas J., et al. "Early bursts of diversification defined the faunal colonization of land." </text:span><text:span text:style-name="T1">Nature Ecology &amp; Evolution</text:span><text:span text:style-name="T2"> 1.7 (2017): s41559-017.</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Miller, Eliot T., et al. "Radiating despite a Lack of Character: Ecological Divergence among Closely Related, Morphologically Similar Honeyeaters (Aves: Meliphagidae) Co-occurring in Arid Australian Environments." <text:span text:style-name="T1">The American Naturalist</text:span><text:span text:style-name="T2"> 189.2 (2017): E14-E30.Miller, Eliot T., et al. "Radiating despite a Lack of Character: Ecological Divergence among Closely Related, Morphologically Similar Honeyeaters (Aves: Meliphagidae) Co-occurring in Arid Australian Environments." </text:span><text:span text:style-name="T1">The American Naturalist</text:span><text:span text:style-name="T2"> 189.2 (2017): E14-E30.Miller, Eliot T., et al. "Radiating despite a Lack of Character: Ecological Divergence among Closely Related, Morphologically Similar Honeyeaters (Aves: Meliphagidae) Co-occurring in Arid Australian Environments." </text:span><text:span text:style-name="T1">The American Naturalist</text:span><text:span text:style-name="T2"> 189.2 (2017): E14-E30.</text:span></text:p>
          </table:table-cell>
          <table:table-cell office:value-type="string">
            <text:p>Meliphagidae</text:p>
          </table:table-cell>
          <table:table-cell office:value-type="string">
            <text:p>Continuous</text:p>
          </table:table-cell>
          <table:table-cell office:value-type="string">
            <text:p>Yes</text:p>
          </table:table-cell>
          <table:table-cell office:value-type="string">
            <text:p>pPCA</text:p>
          </table:table-cell>
          <table:table-cell office:value-type="string">
            <text:p>pairwise euclidean distance</text:p>
          </table:table-cell>
          <table:table-cell office:value-type="string">
            <text:p>Canonical analysis (PCM style)</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Caromel, Aude GM, Daniela N. Schmidt, and Emily J. Rayfield. "Ontogenetic constraints on foraminiferal test construction." <text:span text:style-name="T1">Evolution &amp; Development</text:span><text:span text:style-name="T2"> 19.3 (2017): 157-168.Caromel, Aude GM, Daniela N. Schmidt, and Emily J. Rayfield. "Ontogenetic constraints on foraminiferal test construction." </text:span><text:span text:style-name="T1">Evolution &amp; Development</text:span><text:span text:style-name="T2"> 19.3 (2017): 157-168.Caromel, Aude GM, Daniela N. Schmidt, and Emily J. Rayfield. "Ontogenetic constraints on foraminiferal test construction." </text:span><text:span text:style-name="T1">Evolution &amp; Development</text:span><text:span text:style-name="T2"> 19.3 (2017): 157-168.</text:span></text:p>
          </table:table-cell>
          <table:table-cell office:value-type="string">
            <text:p>Foraminifera</text:p>
          </table:table-cell>
          <table:table-cell office:value-type="string">
            <text:p>Continuous</text:p>
          </table:table-cell>
          <table:table-cell office:value-type="string">
            <text:p>Yes</text:p>
          </table:table-cell>
          <table:table-cell office:value-type="string">
            <text:p>Raup-space</text:p>
          </table:table-cell>
          <table:table-cell office:value-type="string">
            <text:p>space coordinates</text:p>
          </table:table-cell>
          <table:table-cell office:value-type="string">
            <text:p>ANOVA</text:p>
          </table:table-cell>
          <table:table-cell table:number-columns-repeated="1016"/>
        </table:table-row>
        <table:table-row table:style-name="ro1">
          <table:table-cell office:value-type="float" office:value="2017">
            <text:p>2017</text:p>
          </table:table-cell>
          <table:table-cell office:value-type="string">
            <text:p>Dececchi, T. Alexander, et al. "Relating Ediacaran Fronds." <text:span text:style-name="T1">Paleobiology</text:span><text:span text:style-name="T2"> 43.2 (2017): 171-180.Dececchi, T. Alexander, et al. "Relating Ediacaran Fronds." </text:span><text:span text:style-name="T1">Paleobiology</text:span><text:span text:style-name="T2"> 43.2 (2017): 171-180.Dececchi, T. Alexander, et al. "Relating Ediacaran Fronds." </text:span><text:span text:style-name="T1">Paleobiology</text:span><text:span text:style-name="T2"> 43.2 (2017): 171-180.</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Cooney, Christopher R., et al. "Mega-evolutionary dynamics of the adaptive radiation of birds." <text:span text:style-name="T1">Nature</text:span><text:span text:style-name="T2"> 542.7641 (2017): 344-347.Cooney, Christopher R., et al. "Mega-evolutionary dynamics of the adaptive radiation of birds." </text:span><text:span text:style-name="T1">Nature</text:span><text:span text:style-name="T2"> 542.7641 (2017): 344-347.Cooney, Christopher R., et al. "Mega-evolutionary dynamics of the adaptive radiation of birds." </text:span><text:span text:style-name="T1">Nature</text:span><text:span text:style-name="T2"> 542.7641 (2017): 344-347.</text:span></text:p>
          </table:table-cell>
          <table:table-cell office:value-type="string">
            <text:p>Bird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sum of vari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Zatoń, Michał, et al. "The first direct evidence of a Late Devonian coelacanth fish feeding on conodont animals." <text:span text:style-name="T1">The Science of Nature</text:span><text:span text:style-name="T2"> 104.3-4 (2017): 26.Zatoń, Michał, et al. "The first direct evidence of a Late Devonian coelacanth fish feeding on conodont animals." </text:span><text:span text:style-name="T1">The Science of Nature</text:span><text:span text:style-name="T2"> 104.3-4 (2017): 26.Zatoń, Michał, et al. "The first direct evidence of a Late Devonian coelacanth fish feeding on conodont animals." </text:span><text:span text:style-name="T1">The Science of Nature</text:span><text:span text:style-name="T2"> 104.3-4 (2017): 26.</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Belben, Rachel A., et al. "Ecological impact of the end-Cretaceous extinction on lamniform sharks." <text:span text:style-name="T1">PLoS One</text:span><text:span text:style-name="T2"> 12.6 (2017): e0178294.Belben, Rachel A., et al. "Ecological impact of the end-Cretaceous extinction on lamniform sharks." </text:span><text:span text:style-name="T1">PLoS One</text:span><text:span text:style-name="T2"> 12.6 (2017): e0178294.Belben, Rachel A., et al. "Ecological impact of the end-Cretaceous extinction on lamniform sharks." </text:span><text:span text:style-name="T1">PLoS One</text:span><text:span text:style-name="T2"> 12.6 (2017): e0178294.</text:span></text:p>
          </table:table-cell>
          <table:table-cell office:value-type="string">
            <text:p>Shark</text:p>
          </table:table-cell>
          <table:table-cell office:value-type="string">
            <text:p>Continuous</text:p>
          </table:table-cell>
          <table:table-cell office:value-type="string">
            <text:p>No</text:p>
          </table:table-cell>
          <table:table-cell office:value-type="string">
            <text:p>PCA</text:p>
          </table:table-cell>
          <table:table-cell office:value-type="string">
            <text:p>NA</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King, Dawn M., Adam D. Scott, and Sonya Bahar. "Multiple phase transitions in an agent-based evolutionary model with neutral fitness." <text:span text:style-name="T1">Royal Society Open Science</text:span><text:span text:style-name="T2"> 4.4 (2017): 170005.King, Dawn M., Adam D. Scott, and Sonya Bahar. "Multiple phase transitions in an agent-based evolutionary model with neutral fitness." </text:span><text:span text:style-name="T1">Royal Society Open Science</text:span><text:span text:style-name="T2"> 4.4 (2017): 170005.King, Dawn M., Adam D. Scott, and Sonya Bahar. "Multiple phase transitions in an agent-based evolutionary model with neutral fitness." </text:span><text:span text:style-name="T1">Royal Society Open Science</text:span><text:span text:style-name="T2"> 4.4 (2017): 170005.</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Arnold, Patrick, Eli Amson, and Martin S. Fischer. "Differential scaling patterns of vertebrae and the evolution of neck length in mammals." <text:span text:style-name="T1">Evolution</text:span><text:span text:style-name="T2"> (2017).Arnold, Patrick, Eli Amson, and Martin S. Fischer. "Differential scaling patterns of vertebrae and the evolution of neck length in mammals." </text:span><text:span text:style-name="T1">Evolution</text:span><text:span text:style-name="T2"> (2017).</text:span></text:p>
          </table:table-cell>
          <table:table-cell office:value-type="string">
            <text:p>Mammals</text:p>
          </table:table-cell>
          <table:table-cell office:value-type="string">
            <text:p>Continuous</text:p>
          </table:table-cell>
          <table:table-cell office:value-type="string">
            <text:p>No</text:p>
          </table:table-cell>
          <table:table-cell office:value-type="string">
            <text:p>PCA</text:p>
          </table:table-cell>
          <table:table-cell office:value-type="string">
            <text:p>NA</text:p>
          </table:table-cell>
          <table:table-cell office:value-type="string">
            <text:p>lm + t-test</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Zeng, Han, et al. "Appendages of an early Cambrian metadoxidid trilobite from Yunnan, SW China support mandibulate affinities of trilobites and artiopods." <text:span text:style-name="T1">Geological Magazine</text:span><text:span text:style-name="T2"> (2017): 1-23.Zeng, Han, et al. "Appendages of an early Cambrian metadoxidid trilobite from Yunnan, SW China support mandibulate affinities of trilobites and artiopods." </text:span><text:span text:style-name="T1">Geological Magazine</text:span><text:span text:style-name="T2"> (2017): 1-23.</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Evans, Kory M., et al. "Fluctuations in evolutionary integration allow for big brains and disparate faces." <text:span text:style-name="T1">Scientific reports</text:span><text:span text:style-name="T2"> 7 (2017).Evans, Kory M., et al. "Fluctuations in evolutionary integration allow for big brains and disparate faces." </text:span><text:span text:style-name="T1">Scientific reports</text:span><text:span text:style-name="T2"> 7 (2017).</text:span></text:p>
          </table:table-cell>
          <table:table-cell office:value-type="string">
            <text:p>Vertebrate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NA</text:p>
          </table:table-cell>
          <table:table-cell office:value-type="string">
            <text:p>Covariance ratio</text:p>
          </table:table-cell>
          <table:table-cell office:value-type="string">
            <text:p>No (but mapped)</text:p>
          </table:table-cell>
          <table:table-cell table:number-columns-repeated="1015"/>
        </table:table-row>
        <table:table-row table:style-name="ro1">
          <table:table-cell office:value-type="float" office:value="2017">
            <text:p>2017</text:p>
          </table:table-cell>
          <table:table-cell office:value-type="string">
            <text:p>Nikolov, Lachezar A., and Miltos Tsiantis. "Using mustard genomes to explore the genetic basis of evolutionary change." <text:span text:style-name="T1">Current Opinion in Plant Biology</text:span><text:span text:style-name="T2"> 36 (2017): 119-128.Nikolov, Lachezar A., and Miltos Tsiantis. "Using mustard genomes to explore the genetic basis of evolutionary change." </text:span><text:span text:style-name="T1">Current Opinion in Plant Biology</text:span><text:span text:style-name="T2"> 36 (2017): 119-128.</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Comeau, Ariane, Cory D. Bishop, and Christopher B. Cameron. "Ossicle development of the crinoid Florometra serratissima through larval stages." <text:span text:style-name="T1">Canadian Journal of Zoology</text:span><text:span text:style-name="T2"> 95.3 (2017): 183-192.Comeau, Ariane, Cory D. Bishop, and Christopher B. Cameron. "Ossicle development of the crinoid Florometra serratissima through larval stages." </text:span><text:span text:style-name="T1">Canadian Journal of Zoology</text:span><text:span text:style-name="T2"> 95.3 (2017): 183-192.</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Curth, Stefan, Martin S. Fischer, and Kornelius Kupczik. "Patterns of integration in the canine skull: an inside view into the relationship of the skull modules of domestic dogs and wolves." <text:span text:style-name="T1">Zoology</text:span><text:span text:style-name="T2"> (2017).Curth, Stefan, Martin S. Fischer, and Kornelius Kupczik. "Patterns of integration in the canine skull: an inside view into the relationship of the skull modules of domestic dogs and wolves." </text:span><text:span text:style-name="T1">Zoology</text:span><text:span text:style-name="T2"> (2017).</text:span></text:p>
          </table:table-cell>
          <table:table-cell office:value-type="string">
            <text:p>Carnivora</text:p>
          </table:table-cell>
          <table:table-cell office:value-type="string">
            <text:p>3D landmarks</text:p>
          </table:table-cell>
          <table:table-cell office:value-type="string">
            <text:p>No</text:p>
          </table:table-cell>
          <table:table-cell office:value-type="string">
            <text:p>NA</text:p>
          </table:table-cell>
          <table:table-cell office:value-type="string">
            <text:p>Disparity Box 3D</text:p>
          </table:table-cell>
          <table:table-cell office:value-type="string">
            <text:p>Partial Least Squares</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Lamsdell, James C., and Paul A. Selden. "From success to persistence: Identifying an evolutionary regime shift in the diverse Paleozoic aquatic arthropod group Eurypterida, driven by the Devonian biotic crisis." <text:span text:style-name="T1">Evolution</text:span><text:span text:style-name="T2"> 71.1 (2017): 95-110.Lamsdell, James C., and Paul A. Selden. "From success to persistence: Identifying an evolutionary regime shift in the diverse Paleozoic aquatic arthropod group Eurypterida, driven by the Devonian biotic crisis." </text:span><text:span text:style-name="T1">Evolution</text:span><text:span text:style-name="T2"> 71.1 (2017): 95-110.</text:span></text:p>
          </table:table-cell>
          <table:table-cell office:value-type="string">
            <text:p>Eurypterida</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text:p>
          </table:table-cell>
          <table:table-cell office:value-type="string">
            <text:p>PERMANOVA + CI overlap</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García-Roa, Roberto, et al. "Macroevolutionary diversification of glands for chemical communication in squamate reptiles." <text:span text:style-name="T1">Scientific Reports</text:span><text:span text:style-name="T2"> 7 (2017).García-Roa, Roberto, et al. "Macroevolutionary diversification of glands for chemical communication in squamate reptiles." </text:span><text:span text:style-name="T1">Scientific Reports</text:span><text:span text:style-name="T2"> 7 (2017).</text:span></text:p>
          </table:table-cell>
          <table:table-cell office:value-type="string">
            <text:p>Squamates</text:p>
          </table:table-cell>
          <table:table-cell office:value-type="string">
            <text:p>Glands for chemical communication</text:p>
          </table:table-cell>
          <table:table-cell office:value-type="string">
            <text:p>No</text:p>
          </table:table-cell>
          <table:table-cell office:value-type="string">
            <text:p>NA</text:p>
          </table:table-cell>
          <table:table-cell office:value-type="string">
            <text:p>DTT pairwise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Pinheiro, Felipe L., and Taissa Rodrigues. "Anhanguera taxonomy revisited: is our understanding of Santana Group pterosaur diversity biased by poor biological and stratigraphic control?." <text:span text:style-name="T1">PeerJ</text:span><text:span text:style-name="T2"> 5 (2017): e3285.Pinheiro, Felipe L., and Taissa Rodrigues. "Anhanguera taxonomy revisited: is our understanding of Santana Group pterosaur diversity biased by poor biological and stratigraphic control?." </text:span><text:span text:style-name="T1">PeerJ</text:span><text:span text:style-name="T2"> 5 (2017): e3285.</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Fischer, Valentin, et al. "Plasticity and convergence in the evolution of short-necked plesiosaurs." <text:span text:style-name="T1">Current Biology</text:span><text:span text:style-name="T2"> (2017).Fischer, Valentin, et al. "Plasticity and convergence in the evolution of short-necked plesiosaurs." </text:span><text:span text:style-name="T1">Current Biology</text:span><text:span text:style-name="T2"> (2017).</text:span></text:p>
          </table:table-cell>
          <table:table-cell office:value-type="string">
            <text:p>Plesiosaur</text:p>
          </table:table-cell>
          <table:table-cell office:value-type="string">
            <text:p>Discrete</text:p>
          </table:table-cell>
          <table:table-cell office:value-type="string">
            <text:p>Yes</text:p>
          </table:table-cell>
          <table:table-cell office:value-type="string">
            <text:p>PCO</text:p>
          </table:table-cell>
          <table:table-cell office:value-type="string">
            <text:p>NA</text:p>
          </table:table-cell>
          <table:table-cell office:value-type="string">
            <text:p>Cluster dendrogram analysis</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Droser, Mary L., Lidya G. Tarhan, and James G. Gehling. "The rise of animals in a changing environment: global ecological innovation in the late Ediacaran." <text:span text:style-name="T1">Annual Review of Earth and Planetary Sciences</text:span><text:span text:style-name="T2"> 45.1 (2017).Droser, Mary L., Lidya G. Tarhan, and James G. Gehling. "The rise of animals in a changing environment: global ecological innovation in the late Ediacaran." </text:span><text:span text:style-name="T1">Annual Review of Earth and Planetary Sciences</text:span><text:span text:style-name="T2"> 45.1 (2017).</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Echarri, Sebastian, et al. "Mandible morphology and diet of the South American extinct metatherian predators (Mammalia, Metatheria, Sparassodonta)." <text:span text:style-name="T1">Earth and Environmental Science Transactions of The Royal Society of Edinburgh</text:span><text:span text:style-name="T2"> 106.4 (2017): 277-288.Echarri, Sebastian, et al. "Mandible morphology and diet of the South American extinct metatherian predators (Mammalia, Metatheria, Sparassodonta)." </text:span><text:span text:style-name="T1">Earth and Environmental Science Transactions of The Royal Society of Edinburgh</text:span><text:span text:style-name="T2"> 106.4 (2017): 277-288.</text:span></text:p>
          </table:table-cell>
          <table:table-cell office:value-type="string">
            <text:p>Metatheria</text:p>
          </table:table-cell>
          <table:table-cell office:value-type="string">
            <text:p>2D landmarks</text:p>
          </table:table-cell>
          <table:table-cell office:value-type="string">
            <text:p>No</text:p>
          </table:table-cell>
          <table:table-cell office:value-type="string">
            <text:p>PCA</text:p>
          </table:table-cell>
          <table:table-cell office:value-type="string">
            <text:p>NA</text:p>
          </table:table-cell>
          <table:table-cell office:value-type="string">
            <text:p>LD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Fortey, Richard A. "Response by Richard A. Fortey for the presentation of the 2016 Paleontological Society Medal." <text:span text:style-name="T1">Journal of Paleontology</text:span><text:span text:style-name="T2"> 91.6 (2017): 1351-1352.Fortey, Richard A. "Response by Richard A. Fortey for the presentation of the 2016 Paleontological Society Medal." </text:span><text:span text:style-name="T1">Journal of Paleontology</text:span><text:span text:style-name="T2"> 91.6 (2017): 1351-1352.</text:span></text:p>
          </table:table-cell>
          <table:table-cell table:number-columns-repeated="7" office:value-type="string">
            <text:p>-</text:p>
          </table:table-cell>
          <table:table-cell office:value-type="string">
            <text:p>not available (paywall)</text:p>
          </table:table-cell>
          <table:table-cell table:number-columns-repeated="1014"/>
        </table:table-row>
        <table:table-row table:style-name="ro1">
          <table:table-cell office:value-type="float" office:value="2017">
            <text:p>2017</text:p>
          </table:table-cell>
          <table:table-cell office:value-type="string">
            <text:p>Taylor, Kristian H., Greg W. Rouse, and Charles G. Messing. "Systematics of Himerometra (Echinodermata: Crinoidea: Himerometridae) based on morphology and molecular data." <text:span text:style-name="T1">Zoological Journal of the Linnean Society</text:span><text:span text:style-name="T2"> (2017): zlx009.Taylor, Kristian H., Greg W. Rouse, and Charles G. Messing. "Systematics of Himerometra (Echinodermata: Crinoidea: Himerometridae) based on morphology and molecular data." </text:span><text:span text:style-name="T1">Zoological Journal of the Linnean Society</text:span><text:span text:style-name="T2"> (2017): zlx009.</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Mayr, Gerald, Vanesa L. De Pietri, and R. Paul Scofield. "A new fossil from the mid-Paleocene of New Zealand reveals an unexpected diversity of world’s oldest penguins." <text:span text:style-name="T1">The Science of Nature</text:span><text:span text:style-name="T2"> 104.3-4 (2017): 9.Mayr, Gerald, Vanesa L. De Pietri, and R. Paul Scofield. "A new fossil from the mid-Paleocene of New Zealand reveals an unexpected diversity of world’s oldest penguins." </text:span><text:span text:style-name="T1">The Science of Nature</text:span><text:span text:style-name="T2"> 104.3-4 (2017): 9.</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Hetherington, Alexander J., and Liam Dolan. "The evolution of lycopsid rooting structures: conservatism and disparity." <text:span text:style-name="T1">New Phytologist</text:span><text:span text:style-name="T2"> 215.2 (2017): 538-544.Hetherington, Alexander J., and Liam Dolan. "The evolution of lycopsid rooting structures: conservatism and disparity." </text:span><text:span text:style-name="T1">New Phytologist</text:span><text:span text:style-name="T2"> 215.2 (2017): 538-544.</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Spiekman, Stephan NF, and Ingmar Werneburg. "Patterns in the bony skull development of marsupials: high variation in onset of ossification and conserved regions of bone contact." <text:span text:style-name="T1">Scientific Reports</text:span><text:span text:style-name="T2"> 7 (2017).</text:span></text:p>
          </table:table-cell>
          <table:table-cell table:number-columns-repeated="7" office:value-type="string">
            <text:p>-</text:p>
          </table:table-cell>
          <table:table-cell office:value-type="string">
            <text:p>(evo-devo)</text:p>
          </table:table-cell>
          <table:table-cell table:number-columns-repeated="1014"/>
        </table:table-row>
        <table:table-row table:style-name="ro1">
          <table:table-cell office:value-type="float" office:value="2017">
            <text:p>2017</text:p>
          </table:table-cell>
          <table:table-cell office:value-type="string">
            <text:p>Blanke, Alexander, et al. "Form–function relationships in dragonfly mandibles under an evolutionary perspective." <text:span text:style-name="T1">Journal of The Royal Society Interface</text:span><text:span text:style-name="T2"> 14.128 (2017): 20161038.</text:span></text:p>
          </table:table-cell>
          <table:table-cell office:value-type="string">
            <text:p>Odonata</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Procrustes distances (geomorph)</text:p>
          </table:table-cell>
          <table:table-cell office:value-type="string">
            <text:p>phylo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Neubauer, Thomas A., et al. "The discovery of Bulinus (Pulmonata: Planorbidae) in a Miocene palaeolake in the Balkan Peninsula." <text:span text:style-name="T1">Journal of Molluscan Studies</text:span><text:span text:style-name="T2"> (2017): 1-9.</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Powell, G. L., et al. "Shape Variation in the Dermatocranium of the Greater Short-Horned Lizard Phrynosoma hernandesi (Reptilia: Squamata: Phrynosomatidae)." <text:span text:style-name="T1">Evolutionary Biology</text:span><text:span text:style-name="T2"> 44.2 (2017): 240-260.</text:span></text:p>
          </table:table-cell>
          <table:table-cell office:value-type="string">
            <text:p>Squa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centroid size</text:p>
          </table:table-cell>
          <table:table-cell office:value-type="string">
            <text:p>ANC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Arregoitia, Luis D. Verde, Diana O. Fisher, and Manuel Schweizer. "Morphology captures diet and locomotor types in rodents." <text:span text:style-name="T1">Open Science</text:span><text:span text:style-name="T2"> 4.1 (2017): 160957.</text:span></text:p>
          </table:table-cell>
          <table:table-cell office:value-type="string">
            <text:p>Rodents</text:p>
          </table:table-cell>
          <table:table-cell office:value-type="string">
            <text:p>Continuous</text:p>
          </table:table-cell>
          <table:table-cell office:value-type="string">
            <text:p>Yes</text:p>
          </table:table-cell>
          <table:table-cell office:value-type="string">
            <text:p>nMDS</text:p>
          </table:table-cell>
          <table:table-cell office:value-type="string">
            <text:p>NA</text:p>
          </table:table-cell>
          <table:table-cell office:value-type="string">
            <text:p>phyloANOVA + phyloLD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Vignon, Matthias. "Investigating Morphospace Occupation in Multi-Scale Ecological and Evolutionary Data Using Regression Tree: Case Studies and Perspectives." <text:span text:style-name="T1">Evolutionary Biology</text:span><text:span text:style-name="T2"> 44.1 (2017): 120-134.</text:span></text:p>
          </table:table-cell>
          <table:table-cell office:value-type="string">
            <text:p>Fish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distance from centroids</text:p>
          </table:table-cell>
          <table:table-cell office:value-type="string">
            <text:p>GLS</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Hipsley, Christy A., and Johannes Müller. "Developmental dynamics of ecomorphological convergence in a transcontinental lizard radiation." <text:span text:style-name="T1">Evolution</text:span><text:span text:style-name="T2"> 71.4 (2017): 936-948.</text:span></text:p>
          </table:table-cell>
          <table:table-cell office:value-type="string">
            <text:p>Squamate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Procrustes distances (geomorph)</text:p>
          </table:table-cell>
          <table:table-cell office:value-type="string">
            <text:p>distance PGLS</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Button, David J., Paul M. Barrett, and Emily J. Rayfield. "Craniodental functional evolution in sauropodomorph dinosaurs." <text:span text:style-name="T1">Paleobiology</text:span><text:span text:style-name="T2"> (2017): 1-28.</text:span></text:p>
          </table:table-cell>
          <table:table-cell office:value-type="string">
            <text:p>Sauropoda</text:p>
          </table:table-cell>
          <table:table-cell office:value-type="string">
            <text:p>Continuous + discrete</text:p>
          </table:table-cell>
          <table:table-cell office:value-type="string">
            <text:p>No</text:p>
          </table:table-cell>
          <table:table-cell/>
          <table:table-cell office:value-type="string">
            <text:p>Product of vari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Jablonski, David. "Approaches to Macroevolution: 2. Sorting of Variation, Some Overarching Issues, and General Conclusions." <text:span text:style-name="T1">Evolutionary Biology</text:span><text:span text:style-name="T2"> (2017): 1-25.</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Brocklehurst, Neil. "Rates of morphological evolution in Captorhinidae: an adaptive radiation of Permian herbivores." <text:span text:style-name="T1">PeerJ</text:span><text:span text:style-name="T2"> 5 (2017): e3200.</text:span></text:p>
          </table:table-cell>
          <table:table-cell office:value-type="string">
            <text:p>Captorhinidae</text:p>
          </table:table-cell>
          <table:table-cell office:value-type="string">
            <text:p>Discrete</text:p>
          </table:table-cell>
          <table:table-cell office:value-type="string">
            <text:p>Yes</text:p>
          </table:table-cell>
          <table:table-cell office:value-type="string">
            <text:p>PCoA</text:p>
          </table:table-cell>
          <table:table-cell office:value-type="string">
            <text:p>sum of variance</text:p>
          </table:table-cell>
          <table:table-cell office:value-type="string">
            <text:p>NA</text:p>
          </table:table-cell>
          <table:table-cell office:value-type="string">
            <text:p>No (but mapped)</text:p>
          </table:table-cell>
          <table:table-cell table:number-columns-repeated="1015"/>
        </table:table-row>
        <table:table-row table:style-name="ro1">
          <table:table-cell office:value-type="float" office:value="2017">
            <text:p>2017</text:p>
          </table:table-cell>
          <table:table-cell office:value-type="string">
            <text:p>Puzachenko, Andrey Yu, Alexei V. Abramov, and Viatcheslav V. Rozhnov. "Cranial variation and taxonomic content of the marbled polecat Vormela peregusna (Mustelidae, Carnivora)." <text:span text:style-name="T1">Mammalian Biology-Zeitschrift für Säugetierkunde</text:span><text:span text:style-name="T2"> 83 (2017): 10-20.</text:span></text:p>
          </table:table-cell>
          <table:table-cell office:value-type="string">
            <text:p>Carnivora</text:p>
          </table:table-cell>
          <table:table-cell office:value-type="string">
            <text:p>Continuous</text:p>
          </table:table-cell>
          <table:table-cell office:value-type="string">
            <text:p>No</text:p>
          </table:table-cell>
          <table:table-cell office:value-type="string">
            <text:p>NMDS</text:p>
          </table:table-cell>
          <table:table-cell office:value-type="string">
            <text:p>Group centroid</text:p>
          </table:table-cell>
          <table:table-cell office:value-type="string">
            <text:p>neigbor joining of the centroids</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Springer, Mark S., et al. "Waking the undead: Implications of a soft explosive model for the timing of placental mammal diversification." Molecular phylogenetics and evolution 106 (2017): 86-10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Iijima, Masaya. "Assessment of trophic ecomorphology in non‐alligatoroid crocodylians and its adaptive and taxonomic implications." <text:span text:style-name="T1">Journal of Anatomy</text:span><text:span text:style-name="T2"> (2017).</text:span></text:p>
          </table:table-cell>
          <table:table-cell table:number-columns-repeated="7" office:value-type="string">
            <text:p>-</text:p>
          </table:table-cell>
          <table:table-cell office:value-type="string">
            <text:p>Biometric analysis</text:p>
          </table:table-cell>
          <table:table-cell table:number-columns-repeated="1014"/>
        </table:table-row>
        <table:table-row table:style-name="ro1">
          <table:table-cell office:value-type="float" office:value="2017">
            <text:p>2017</text:p>
          </table:table-cell>
          <table:table-cell office:value-type="string">
            <text:p>Boessenecker, Robert W., et al. "A toothless dwarf dolphin (Odontoceti: Xenorophidae) points to explosive feeding diversification of modern whales (Neoceti)." <text:span text:style-name="T1">Proc. R. Soc. B</text:span><text:span text:style-name="T2">. Vol. 284. No. 1861. The Royal Society, 2017.</text:span></text:p>
          </table:table-cell>
          <table:table-cell table:number-columns-repeated="7" office:value-type="string">
            <text:p>-</text:p>
          </table:table-cell>
          <table:table-cell office:value-type="string">
            <text:p>Biometric analysis</text:p>
          </table:table-cell>
          <table:table-cell table:number-columns-repeated="1014"/>
        </table:table-row>
        <table:table-row table:style-name="ro1">
          <table:table-cell office:value-type="float" office:value="2017">
            <text:p>2017</text:p>
          </table:table-cell>
          <table:table-cell office:value-type="string">
            <text:p>Maiorino, Leonardo, et al. "Macroevolutionary patterns in cranial and lower jaw shape of ceratopsian dinosaurs (Dinosauria, Ornithischia): phylogeny, morphological integration, and evolutionary rates." <text:span text:style-name="T1">Evolutionary Ecology Research</text:span><text:span text:style-name="T2"> 18.2 (2017): 123-167.</text:span></text:p>
          </table:table-cell>
          <table:table-cell table:number-columns-repeated="7" office:value-type="string">
            <text:p>-</text:p>
          </table:table-cell>
          <table:table-cell office:value-type="string">
            <text:p>No access (broken link)</text:p>
          </table:table-cell>
          <table:table-cell table:number-columns-repeated="1014"/>
        </table:table-row>
        <table:table-row table:style-name="ro1">
          <table:table-cell office:value-type="float" office:value="2017">
            <text:p>2017</text:p>
          </table:table-cell>
          <table:table-cell office:value-type="string">
            <text:p>García‐Roa, Roberto, et al. "Heterogeneous tempo and mode of evolutionary diversification of compounds in lizard chemical signals." <text:span text:style-name="T1">Ecology and Evolution</text:span><text:span text:style-name="T2"> 7.4 (2017): 1286-1296.</text:span></text:p>
          </table:table-cell>
          <table:table-cell office:value-type="string">
            <text:p>Squamates</text:p>
          </table:table-cell>
          <table:table-cell office:value-type="string">
            <text:p>Chemical signals</text:p>
          </table:table-cell>
          <table:table-cell office:value-type="string">
            <text:p>No</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Wray, Kenneth P., and Scott J. Steppan. "Ecological opportunity, historical biogeography and diversification in a major lineage of salamanders." <text:span text:style-name="T1">Journal of Biogeography</text:span><text:span text:style-name="T2"> 44.4 (2017): 797-809.</text:span></text:p>
          </table:table-cell>
          <table:table-cell table:number-columns-repeated="7" office:value-type="string">
            <text:p>-</text:p>
          </table:table-cell>
          <table:table-cell office:value-type="string">
            <text:p>diversification analysis</text:p>
          </table:table-cell>
          <table:table-cell table:number-columns-repeated="1014"/>
        </table:table-row>
        <table:table-row table:style-name="ro1">
          <table:table-cell office:value-type="float" office:value="2017">
            <text:p>2017</text:p>
          </table:table-cell>
          <table:table-cell office:value-type="string">
            <text:p>Baryshnikov, Gennady F., and Andrey Yu Puzachenko. "Morphometric analysis of metacarpal and metatarsal bones of cave bears (Carnivora, Ursidae)." <text:span text:style-name="T1">Fossil Imprint</text:span><text:span text:style-name="T2"> 73.1-2 (2017): 7-47.</text:span></text:p>
          </table:table-cell>
          <table:table-cell table:number-columns-repeated="7" office:value-type="string">
            <text:p>-</text:p>
          </table:table-cell>
          <table:table-cell office:value-type="string">
            <text:p>No access (broken link)</text:p>
          </table:table-cell>
          <table:table-cell table:number-columns-repeated="1014"/>
        </table:table-row>
        <table:table-row table:style-name="ro1">
          <table:table-cell office:value-type="float" office:value="2017">
            <text:p>2017</text:p>
          </table:table-cell>
          <table:table-cell office:value-type="string">
            <text:p>Candela, Adriana M., Nahuel A. Muñoz, and César M. García‐Esponda. "The tarsal‐metatarsal complex of caviomorph rodents: Anatomy and functional‐adaptive analysis." <text:span text:style-name="T1">Journal of Morphology</text:span><text:span text:style-name="T2"> 278.6 (2017): 828-847.</text:span></text:p>
          </table:table-cell>
          <table:table-cell office:value-type="string">
            <text:p>Rodents</text:p>
          </table:table-cell>
          <table:table-cell office:value-type="string">
            <text:p>2D landmarks</text:p>
          </table:table-cell>
          <table:table-cell office:value-type="string">
            <text:p>No</text:p>
          </table:table-cell>
          <table:table-cell office:value-type="string">
            <text:p>Procrustes PCA</text:p>
          </table:table-cell>
          <table:table-cell table:number-columns-repeated="2" office:value-type="string">
            <text:p>NA</text:p>
          </table:table-cell>
          <table:table-cell office:value-type="string">
            <text:p>No</text:p>
          </table:table-cell>
          <table:table-cell/>
          <table:table-cell table:style-name="ce3" office:value-type="string">
            <text:p>good example of pattern description</text:p>
          </table:table-cell>
          <table:table-cell table:number-columns-repeated="1013"/>
        </table:table-row>
        <table:table-row table:style-name="ro1">
          <table:table-cell office:value-type="float" office:value="2017">
            <text:p>2017</text:p>
          </table:table-cell>
          <table:table-cell office:value-type="string">
            <text:p>Zheng, Daran, et al. "Extreme adaptations for probable visual courtship behaviour in a Cretaceous dancing damselfly." <text:span text:style-name="T1">Scientific Reports</text:span><text:span text:style-name="T2"> 7 (2017).</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García‐Navas, Vicente, et al. "Ecological drivers of body size evolution and sexual size dimorphism in short‐horned grasshoppers (Orthoptera: Acrididae)." <text:span text:style-name="T1">Journal of Evolutionary Biology</text:span><text:span text:style-name="T2"> (2017).</text:span></text:p>
          </table:table-cell>
          <table:table-cell office:value-type="string">
            <text:p>Orthoptera</text:p>
          </table:table-cell>
          <table:table-cell office:value-type="string">
            <text:p>Continuous</text:p>
          </table:table-cell>
          <table:table-cell office:value-type="string">
            <text:p>Yes</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1992">
            <text:p>1992</text:p>
          </table:table-cell>
          <table:table-cell office:value-type="string">
            <text:p>Briggs, Derek EG, Richard A. Fortey, and Matthew A. Wills. "Morphological disparity in the Cambrian." <text:span text:style-name="T1">Science</text:span><text:span text:style-name="T2"> 256.5064 (1992): 1670-1673.</text:span></text:p>
          </table:table-cell>
          <table:table-cell office:value-type="string">
            <text:p>Arthropods</text:p>
          </table:table-cell>
          <table:table-cell office:value-type="string">
            <text:p>Discrete</text:p>
          </table:table-cell>
          <table:table-cell office:value-type="string">
            <text:p>Yes</text:p>
          </table:table-cell>
          <table:table-cell office:value-type="string">
            <text:p>PCA</text:p>
          </table:table-cell>
          <table:table-cell office:value-type="string">
            <text:p>distance from centroids + product of variances + product of ranges</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1993">
            <text:p>1993</text:p>
          </table:table-cell>
          <table:table-cell office:value-type="string">
            <text:p>Foote, Mike. "Contributions of individual taxa to overall morphological disparity." <text:span text:style-name="T1">Paleobiology</text:span><text:span text:style-name="T2"> 19.4 (1993): 403-419.</text:span></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6">
            <text:p>1996</text:p>
          </table:table-cell>
          <table:table-cell office:value-type="string">
            <text:p>Fortey, Richard A., Derek EG Briggs, and Matthew A. Wills. "The Cambrian evolutionary ‘explosion’: decoupling cladogenesis from morphological disparity." <text:span text:style-name="T1">Biological Journal of the Linnean Society</text:span><text:span text:style-name="T2"> 57.1 (1996): 13-33.</text:span></text:p>
          </table:table-cell>
          <table:table-cell table:number-columns-repeated="7" office:value-type="string">
            <text:p>-</text:p>
          </table:table-cell>
          <table:table-cell office:value-type="string">
            <text:p>point of view</text:p>
          </table:table-cell>
          <table:table-cell office:value-type="string">
            <text:p>disparity mentioned all along but never measured!</text:p>
          </table:table-cell>
          <table:table-cell table:number-columns-repeated="1013"/>
        </table:table-row>
        <table:table-row table:style-name="ro1">
          <table:table-cell office:value-type="float" office:value="1994">
            <text:p>1994</text:p>
          </table:table-cell>
          <table:table-cell office:value-type="string">
            <text:p>Foote, Mike. "Morphological disparity in Ordovician-Devonian crinoids and the early saturation of morphological space." <text:span text:style-name="T1">Paleobiology</text:span><text:span text:style-name="T2"> 20.3 (1994): 320-344.</text:span></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2">
            <text:p>1992</text:p>
          </table:table-cell>
          <table:table-cell office:value-type="string">
            <text:p>Foote, Mike, et al. "Cambrian and Recent morphological disparity." <text:span text:style-name="T1">Science</text:span><text:span text:style-name="T2"> 258.5089 (1992): 1816-1819.</text:span></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0">
            <text:p>2010</text:p>
          </table:table-cell>
          <table:table-cell office:value-type="string">
            <text:p>Goswami, Anjali, and P. David Polly. "The influence of modularity on cranial morphological disparity in Carnivora and Primates (Mammalia)." <text:span text:style-name="T1">PloS one</text:span><text:span text:style-name="T2"> 5.3 (2010): e9517.</text:span></text:p>
          </table:table-cell>
          <table:table-cell office:value-type="string">
            <text:p>Mammals</text:p>
          </table:table-cell>
          <table:table-cell office:value-type="string">
            <text:p>3D landmarks</text:p>
          </table:table-cell>
          <table:table-cell office:value-type="string">
            <text:p>No</text:p>
          </table:table-cell>
          <table:table-cell office:value-type="string">
            <text:p>NA</text:p>
          </table:table-cell>
          <table:table-cell office:value-type="string">
            <text:p>sum of Procrustes distances</text:p>
          </table:table-cell>
          <table:table-cell office:value-type="string">
            <text:p>comparison to a null expectancy</text:p>
          </table:table-cell>
          <table:table-cell office:value-type="string">
            <text:p>No</text:p>
          </table:table-cell>
          <table:table-cell table:number-columns-repeated="1015"/>
        </table:table-row>
        <table:table-row table:style-name="ro1">
          <table:table-cell office:value-type="float" office:value="1998">
            <text:p>1998</text:p>
          </table:table-cell>
          <table:table-cell office:value-type="string">
            <text:p>Wills, Matthew A. "Crustacean disparity through the Phanerozoic: comparing morphological and stratigraphic data." <text:span text:style-name="T1">Biological Journal of the Linnean Society</text:span><text:span text:style-name="T2"> 65.4 (1998): 455-500.</text:span></text:p>
          </table:table-cell>
          <table:table-cell office:value-type="string">
            <text:p>Crustacean</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office:value-type="string">
            <text:p>Rowe, Kevin C., et al. "Recent and rapid speciation with limited morphological disparity in the genus Rattus." <text:span text:style-name="T1">Systematic Biology</text:span><text:span text:style-name="T2"> 60.2 (2011): 188-203.</text:span></text:p>
          </table:table-cell>
          <table:table-cell office:value-type="string">
            <text:p>Rodents</text:p>
          </table:table-cell>
          <table:table-cell office:value-type="string">
            <text:p>Continuous</text:p>
          </table:table-cell>
          <table:table-cell office:value-type="string">
            <text:p>Yes</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8">
            <text:p>2008</text:p>
          </table:table-cell>
          <table:table-cell table:style-name="ce1" office:value-type="string">
            <text:p>Brusatte, Stephen L., et al. "The first 50 Myr of dinosaur evolution: macroevolutionary pattern and morphological disparity." Biology Letters 4.6 (2008): 733-736.</text:p>
          </table:table-cell>
          <table:table-cell office:value-type="string">
            <text:p>Dinosaur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1999">
            <text:p>1999</text:p>
          </table:table-cell>
          <table:table-cell table:style-name="ce1" office:value-type="string">
            <text:p>Lupia, Richard. "Discordant morphological disparity and taxonomic diversity during the Cretaceous angiosperm radiation: North American pollen record." Paleobiology 25.1 (1999): 1-28.</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3">
            <text:p>2013</text:p>
          </table:table-cell>
          <table:table-cell table:style-name="ce1" office:value-type="string">
            <text:p>Hughes, Martin, Sylvain Gerber, and Matthew Albion Wills. "Clades reach highest morphological disparity early in their evolution." Proceedings of the National Academy of Sciences 110.34 (2013): 13875-13879.</text:p>
          </table:table-cell>
          <table:table-cell office:value-type="string">
            <text:p>Metazoan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s</text:p>
          </table:table-cell>
          <table:table-cell office:value-type="string">
            <text:p>Center of gravity</text:p>
          </table:table-cell>
          <table:table-cell office:value-type="string">
            <text:p>No</text:p>
          </table:table-cell>
          <table:table-cell table:number-columns-repeated="1015"/>
        </table:table-row>
        <table:table-row table:style-name="ro1">
          <table:table-cell office:value-type="float" office:value="2004">
            <text:p>2004</text:p>
          </table:table-cell>
          <table:table-cell table:style-name="ce1" office:value-type="string">
            <text:p>McClain, Craig R., Nicholas A. Johnson, and Michael A. Rex. "Morphological disparity as a biodiversity metric in lower bathyal and abyssal gastropod assemblages." Evolution 58.2 (2004): 338-348.</text:p>
          </table:table-cell>
          <table:table-cell office:value-type="string">
            <text:p>Gastropod</text:p>
          </table:table-cell>
          <table:table-cell office:value-type="string">
            <text:p>Continuous</text:p>
          </table:table-cell>
          <table:table-cell office:value-type="string">
            <text:p>Yes</text:p>
          </table:table-cell>
          <table:table-cell office:value-type="string">
            <text:p>Eigen shape analysis</text:p>
          </table:table-cell>
          <table:table-cell office:value-type="string">
            <text:p>Volume + centroid</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Gerber, Sylvain, Gunther J. Eble, and Pascal Neige. "Allometric space and allometric disparity: a developmental perspective in the macroevolutionary analysis of morphological disparity." Evolution 62.6 (2008): 1450-1457.</text:p>
          </table:table-cell>
          <table:table-cell office:value-type="string">
            <text:p>Amonites</text:p>
          </table:table-cell>
          <table:table-cell office:value-type="string">
            <text:p>Continuous</text:p>
          </table:table-cell>
          <table:table-cell office:value-type="string">
            <text:p>Yes</text:p>
          </table:table-cell>
          <table:table-cell office:value-type="string">
            <text:p>Raup-space</text:p>
          </table:table-cell>
          <table:table-cell office:value-type="string">
            <text:p>sum of variances + sum of ranges</text:p>
          </table:table-cell>
          <table:table-cell office:value-type="string">
            <text:p>multivariate regression</text:p>
          </table:table-cell>
          <table:table-cell office:value-type="string">
            <text:p>No</text:p>
          </table:table-cell>
          <table:table-cell table:number-columns-repeated="1015"/>
        </table:table-row>
        <table:table-row table:style-name="ro1">
          <table:table-cell office:value-type="float" office:value="2001">
            <text:p>2001</text:p>
          </table:table-cell>
          <table:table-cell table:style-name="ce1" office:value-type="string">
            <text:p>Wills, Matthew A. "Morphological disparity: a primer." Fossils, phylogeny, and form. Springer US, 2001. 55-14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4">
            <text:p>2004</text:p>
          </table:table-cell>
          <table:table-cell table:style-name="ce1" office:value-type="string">
            <text:p>Villier, Loïc, and Dieter Korn. "Morphological disparity of ammonoids and the mark of Permian mass extinctions." Science 306.5694 (2004): 264-266.</text:p>
          </table:table-cell>
          <table:table-cell office:value-type="string">
            <text:p>Amonoids</text:p>
          </table:table-cell>
          <table:table-cell office:value-type="string">
            <text:p>Continuous</text:p>
          </table:table-cell>
          <table:table-cell office:value-type="string">
            <text:p>Yes</text:p>
          </table:table-cell>
          <table:table-cell office:value-type="string">
            <text:p>PCA</text:p>
          </table:table-cell>
          <table:table-cell office:value-type="string">
            <text:p>sum of range 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3">
            <text:p>2003</text:p>
          </table:table-cell>
          <table:table-cell table:style-name="ce1" office:value-type="string">
            <text:p>Harmon, Luke J., et al. "Tempo and mode of evolutionary radiation in iguanian lizards." Science 301.5635 (2003): 961-964.</text:p>
          </table:table-cell>
          <table:table-cell/>
          <table:table-cell office:value-type="string">
            <text:p>Continuous</text:p>
          </table:table-cell>
          <table:table-cell office:value-type="string">
            <text:p>No</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7">
            <text:p>2007</text:p>
          </table:table-cell>
          <table:table-cell table:style-name="ce1" office:value-type="string">
            <text:p>Korn, Dieter, and Christian Klug. "Conch form analysis, variability, morphological disparity, and mode of life of the Frasnian (Late Devonian) ammonoid Manticoceras from Coumiac (Montagne Noire, France)." Cephalopods present and past: new insights and fresh perspectives (2007): 57-85.</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7">
            <text:p>2007</text:p>
          </table:table-cell>
          <table:table-cell table:style-name="ce1" office:value-type="string">
            <text:p>Gerber, Sylvain, Pascal Neige, and Gunther J. Eble. "Combining ontogenetic and evolutionary scales of morphological disparity: a study of early Jurassic ammonites." Evolution &amp; development 9.5 (2007): 472-482.</text:p>
          </table:table-cell>
          <table:table-cell office:value-type="string">
            <text:p>Amonites</text:p>
          </table:table-cell>
          <table:table-cell office:value-type="string">
            <text:p>Continuous</text:p>
          </table:table-cell>
          <table:table-cell office:value-type="string">
            <text:p>Yes</text:p>
          </table:table-cell>
          <table:table-cell office:value-type="string">
            <text:p>Raup-space</text:p>
          </table:table-cell>
          <table:table-cell office:value-type="string">
            <text:p>sum of variances + sum of ranges</text:p>
          </table:table-cell>
          <table:table-cell office:value-type="string">
            <text:p>multivariate regression</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Moyne, Sébastien, and Pascal Neige. "The space-time relationship of taxonomic diversity and morphological disparity in the Middle Jurassic ammonite radiation." Palaeogeography, Palaeoclimatology, Palaeoecology 248.1 (2007): 82-95.</text:p>
          </table:table-cell>
          <table:table-cell office:value-type="string">
            <text:p>Amonites</text:p>
          </table:table-cell>
          <table:table-cell office:value-type="string">
            <text:p>Continuous + discrete</text:p>
          </table:table-cell>
          <table:table-cell office:value-type="string">
            <text:p>Yes</text:p>
          </table:table-cell>
          <table:table-cell office:value-type="string">
            <text:p>Correspondence analysis</text:p>
          </table:table-cell>
          <table:table-cell office:value-type="string">
            <text:p>sum of variances</text:p>
          </table:table-cell>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Ruta, Marcello, et al. "Decoupling of morphological disparity and taxic diversity during the adaptive radiation of anomodont therapsids." Proc. R. Soc. B. Vol. 280. No. 1768. The Royal Society, 2013.</text:p>
          </table:table-cell>
          <table:table-cell office:value-type="string">
            <text:p>Amonodonts</text:p>
          </table:table-cell>
          <table:table-cell office:value-type="string">
            <text:p>Continuous + 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Hulsey, C. Darrin, and Peter C. Wainwright. "Projecting mechanics into morphospace: disparity in the feeding system of labrid fishes." Proceedings of the Royal Society of London B: Biological Sciences 269.1488 (2002): 317-326.</text:p>
          </table:table-cell>
          <table:table-cell office:value-type="string">
            <text:p>Fishes</text:p>
          </table:table-cell>
          <table:table-cell office:value-type="string">
            <text:p>Continuous</text:p>
          </table:table-cell>
          <table:table-cell office:value-type="string">
            <text:p>No</text:p>
          </table:table-cell>
          <table:table-cell office:value-type="string">
            <text:p>PCA</text:p>
          </table:table-cell>
          <table:table-cell office:value-type="string">
            <text:p>Number of cubes of theoretical morphospac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Neustupa, Jiří, Kateřina Černá, and Jan Št’astný. "Diversity and morphological disparity of desmid assemblages in Central European peatlands." Hydrobiologia 630.1 (2009): 243-256.</text:p>
          </table:table-cell>
          <table:table-cell table:style-name="ce1" office:value-type="string">
            <text:p>Desimidiales</text:p>
          </table:table-cell>
          <table:table-cell office:value-type="string">
            <text:p>2D landmarks</text:p>
          </table:table-cell>
          <table:table-cell office:value-type="string">
            <text:p>Yes</text:p>
          </table:table-cell>
          <table:table-cell office:value-type="string">
            <text:p>PCA</text:p>
          </table:table-cell>
          <table:table-cell office:value-type="string">
            <text:p>Procrustes distances from center</text:p>
          </table:table-cell>
          <table:table-cell office:value-type="string">
            <text:p>Mantel test</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Brusatte, Stephen L., et al. "Superiority, competition, and opportunism in the evolutionary radiation of dinosaurs." Science 321.5895 (2008): 1485-1488.</text:p>
          </table:table-cell>
          <table:table-cell office:value-type="string">
            <text:p>Dinosaur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McClain, Craig R. "Bathymetric patterns of morphological disparity in deep-sea gastropods from the western North Atlantic Basin." Evolution 59.7 (2005): 1492-1499.</text:p>
          </table:table-cell>
          <table:table-cell office:value-type="string">
            <text:p>Gastropod</text:p>
          </table:table-cell>
          <table:table-cell office:value-type="string">
            <text:p>Continuous</text:p>
          </table:table-cell>
          <table:table-cell office:value-type="string">
            <text:p>Yes</text:p>
          </table:table-cell>
          <table:table-cell office:value-type="string">
            <text:p>Eigen shape analysis</text:p>
          </table:table-cell>
          <table:table-cell office:value-type="string">
            <text:p>Volume + centroid</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Prentice, Katherine C., Marcello Ruta, and Michael J. Benton. "Evolution of morphological disparity in pterosaurs." Journal of Systematic Palaeontology 9.3 (2011): 337-353.</text:p>
          </table:table-cell>
          <table:table-cell office:value-type="string">
            <text:p>Pterosaurs</text:p>
          </table:table-cell>
          <table:table-cell office:value-type="string">
            <text:p>Discrete</text:p>
          </table:table-cell>
          <table:table-cell office:value-type="string">
            <text:p>Yes</text:p>
          </table:table-cell>
          <table:table-cell office:value-type="string">
            <text:p>PcoA</text:p>
          </table:table-cell>
          <table:table-cell office:value-type="string">
            <text:p>Sum of variance + sum of range</text:p>
          </table:table-cell>
          <table:table-cell office:value-type="string">
            <text:p>NPMANOVA</text:p>
          </table:table-cell>
          <table:table-cell office:value-type="string">
            <text:p>No</text:p>
          </table:table-cell>
          <table:table-cell office:value-type="string">
            <text:p>“Disparity is a term widely (albeit not always consistently) used to describe the range of forms in a group of organisms, or the difference among different body plans (e.g. Gould 1989 Gould, S. J. 1989. Wonderful life: the Burgess Shale and the nature of history, 352New York: Norton. <text:s/>[Google Scholar], 1991 Gould, S. J. 1991. The disparity of the Burgess Shale arthropod fauna and the limits of cladistic analysis: why we must strive to quantify morphospace. Paleobiology, 17: 411–423. [Web of Science ®], [Google Scholar]; Wills et al. 1994 Wills, M. A., Briggs, D. E. G and Fortey, R. A. 1994. Disparity as an evolutionary index – a comparison of Cambrian and recent arthropods. Paleobiology, 20: 93–130. [Web of Science ®], [Google Scholar]; Foote 1997a Foote, M. 1997a. The evolution of morphological diversity. Annual Review of Ecology and Systematics, 28: 129–152. [Crossref], [Google Scholar]). “</text:p>
          </table:table-cell>
          <table:table-cell table:number-columns-repeated="1014"/>
        </table:table-row>
        <table:table-row table:style-name="ro1">
          <table:table-cell office:value-type="float" office:value="2013">
            <text:p>2013</text:p>
          </table:table-cell>
          <table:table-cell table:style-name="ce1" office:value-type="string">
            <text:p>Stubbs, Thomas L., et al. "Morphological and biomechanical disparity of crocodile-line archosaurs following the end-Triassic extinction." Proc. R. Soc. B. Vol. 280. No. 1770. The Royal Society, 2013.</text:p>
          </table:table-cell>
          <table:table-cell office:value-type="string">
            <text:p>Crocodil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sum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1996">
            <text:p>1996</text:p>
          </table:table-cell>
          <table:table-cell table:style-name="ce1" office:value-type="string">
            <text:p>Foote, Mike. "Ecological controls on the evolutionary recovery of post-Paleozoic crinoids." Science 274.5292 (1996): 1492.</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BALTANÁS, ANGEL, PALOMA ALCORLO, and DAN L. DANIELOPOL. "Morphological disparity in populations with and without sexual reproduction: a case study in Eucypris virens (Crustacea: Ostracoda)." Biological Journal of the Linnean Society 75.1 (2002): 9-1</text:p>
          </table:table-cell>
          <table:table-cell office:value-type="string">
            <text:p>Ostracodes</text:p>
          </table:table-cell>
          <table:table-cell office:value-type="string">
            <text:p>Outlines</text:p>
          </table:table-cell>
          <table:table-cell office:value-type="string">
            <text:p>Yes</text:p>
          </table:table-cell>
          <table:table-cell office:value-type="string">
            <text:p>PCA</text:p>
          </table:table-cell>
          <table:table-cell office:value-type="string">
            <text:p>distance from centroids</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Parnmen, Sittiporn, et al. "Morphological disparity in Cladoniaceae: The foliose genus Heterodea evolved from fruticose Cladia species (Lecanorales, lichenized Ascomycota)." Taxon 59.3 (2010): 841-84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9">
            <text:p>2009</text:p>
          </table:table-cell>
          <table:table-cell table:style-name="ce1" office:value-type="string">
            <text:p>Adams, Dean C., et al. "Are rates of species diversification correlated with rates of morphological evolution?." Proceedings of the Royal Society of London B: Biological Sciences (2009): rspb-2009.</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sum of variance</text:p>
          </table:table-cell>
          <table:table-cell office:value-type="string">
            <text:p>PGLS (PC ~ trait)</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Brusatte, Stephen L., et al. "Phylogenetic corrections for morphological disparity analysis: new methodology and case studies." Paleobiology 37.1 (2011): 1-22.</text:p>
          </table:table-cell>
          <table:table-cell office:value-type="string">
            <text:p>Archosauria</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PMANOVA</text:p>
          </table:table-cell>
          <table:table-cell office:value-type="string">
            <text:p>Yes</text:p>
          </table:table-cell>
          <table:table-cell table:number-columns-repeated="1015"/>
        </table:table-row>
        <table:table-row table:style-name="ro1">
          <table:table-cell office:value-type="float" office:value="2003">
            <text:p>2003</text:p>
          </table:table-cell>
          <table:table-cell table:style-name="ce1" office:value-type="string">
            <text:p>Neige, Pascal. "Spatial patterns of disparity and diversity of the Recent cuttlefishes (Cephalopoda) across the Old World." Journal of Biogeography 30.8 (2003): 1125-1137.</text:p>
          </table:table-cell>
          <table:table-cell office:value-type="string">
            <text:p>Cephalopoda</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range and varianc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03">
            <text:p>2003</text:p>
          </table:table-cell>
          <table:table-cell table:style-name="ce1" office:value-type="string">
            <text:p>Valentine, James W., and David Jablonski. "Morphological and developmental macroevolution: a paleontological perspective." International Journal of Developmental Biology 47.7-8 (2003): 517-52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2">
            <text:p>2012</text:p>
          </table:table-cell>
          <table:table-cell table:style-name="ce1" office:value-type="string">
            <text:p>Bapst, David W., et al. "Graptoloid diversity and disparity became decoupled during the Ordovician mass extinction." Proceedings of the National Academy of Sciences 109.9 (2012): 3428-3433.</text:p>
          </table:table-cell>
          <table:table-cell office:value-type="string">
            <text:p>Graptolites</text:p>
          </table:table-cell>
          <table:table-cell office:value-type="string">
            <text:p>Discrete</text:p>
          </table:table-cell>
          <table:table-cell office:value-type="string">
            <text:p>Yes</text:p>
          </table:table-cell>
          <table:table-cell office:value-type="string">
            <text:p>PCO</text:p>
          </table:table-cell>
          <table:table-cell office:value-type="string">
            <text:p>distance from centroid + distance from neighbour + furthest dist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Viguier, Benedicte. "Is the morphological disparity of lemur skulls (Primates) controlled by phylogeny and/or environmental constraints?." Biological Journal of the Linnean Society 76.4 (2002): 577-590.</text:p>
          </table:table-cell>
          <table:table-cell office:value-type="string">
            <text:p>Pri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convex hull surfa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Hopkins, M. J. "Decoupling of taxonomic diversity and morphological disparity during decline of the Cambrian trilobite family Pterocephaliidae." Journal of Evolutionary Biology 26.8 (2013): 1665-1676.</text:p>
          </table:table-cell>
          <table:table-cell office:value-type="string">
            <text:p>Trilobites</text:p>
          </table:table-cell>
          <table:table-cell office:value-type="string">
            <text:p>2D landmarks</text:p>
          </table:table-cell>
          <table:table-cell office:value-type="string">
            <text:p>No</text:p>
          </table:table-cell>
          <table:table-cell office:value-type="string">
            <text:p>PCA</text:p>
          </table:table-cell>
          <table:table-cell office:value-type="string">
            <text:p>Sum of variance + sum of rang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Shen, Bing, et al. "The Avalon explosion: evolution of Ediacara morphospace." Science 319.5859 (2008): 81-84.</text:p>
          </table:table-cell>
          <table:table-cell office:value-type="string">
            <text:p>Ediacarian</text:p>
          </table:table-cell>
          <table:table-cell office:value-type="string">
            <text:p>Discrete</text:p>
          </table:table-cell>
          <table:table-cell office:value-type="string">
            <text:p>Yes</text:p>
          </table:table-cell>
          <table:table-cell office:value-type="string">
            <text:p>MDS</text:p>
          </table:table-cell>
          <table:table-cell office:value-type="string">
            <text:p>convex hull surfa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5">
            <text:p>2015</text:p>
          </table:table-cell>
          <table:table-cell table:style-name="ce1" office:value-type="string">
            <text:p>Hetherington, Alexander J., et al. "Do cladistic and morphometric data capture common patterns of morphological disparity?." Palaeontology 58.3 (2015): 393-399.</text:p>
          </table:table-cell>
          <table:table-cell office:value-type="string">
            <text:p>Caecilian</text:p>
          </table:table-cell>
          <table:table-cell office:value-type="string">
            <text:p>Discrete + 2D landmarks</text:p>
          </table:table-cell>
          <table:table-cell office:value-type="string">
            <text:p>No</text:p>
          </table:table-cell>
          <table:table-cell office:value-type="string">
            <text:p>PCoA</text:p>
          </table:table-cell>
          <table:table-cell office:value-type="string">
            <text:p>mean square distance between sp</text:p>
          </table:table-cell>
          <table:table-cell office:value-type="string">
            <text:p>correlation tests</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Deline, Bradley. "The effects of rarity and abundance distributions on measurements of local morphological disparity." Paleobiology 35.2 (2009): 175-189.</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Foote's disparity measurement (Foote 1993, Neige 2003)</text:p>
          </table:table-cell>
          <table:table-cell office:value-type="string">
            <text:p>Mann-Whitney</text:p>
          </table:table-cell>
          <table:table-cell office:value-type="string">
            <text:p>No</text:p>
          </table:table-cell>
          <table:table-cell table:number-columns-repeated="1015"/>
        </table:table-row>
        <table:table-row table:style-name="ro1">
          <table:table-cell office:value-type="float" office:value="1996">
            <text:p>1996</text:p>
          </table:table-cell>
          <table:table-cell table:style-name="ce1" office:value-type="string">
            <text:p>Foote, Mike. "Models of morphological diversification." Evolutionary paleobiology. University of Chicago Press, Chicago (1996): 62-86.</text:p>
          </table:table-cell>
          <table:table-cell office:value-type="string">
            <text:p>Blastozoa + Crinoids + Trilobite</text:p>
          </table:table-cell>
          <table:table-cell office:value-type="string">
            <text:p>Discrete</text:p>
          </table:table-cell>
          <table:table-cell office:value-type="string">
            <text:p>Yes</text:p>
          </table:table-cell>
          <table:table-cell office:value-type="string">
            <text:p>NA</text:p>
          </table:table-cell>
          <table:table-cell office:value-type="string">
            <text:p>mean pairwise dissimilarity</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Near, Thomas J., et al. "Phylogeny and tempo of diversification in the superradiation of spiny-rayed fishes." Proceedings of the national Academy of sciences 110.31 (2013): 12738-12743.</text:p>
          </table:table-cell>
          <table:table-cell office:value-type="string">
            <text:p>Fish</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Erwin, Douglas H. "Disparity: morphological pattern and developmental context." Palaeontology 50.1 (2007): 57-73.</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87">
            <text:p>1987</text:p>
          </table:table-cell>
          <table:table-cell table:style-name="ce1" office:value-type="string">
            <text:p>Runnegar, B. R. U. C. E. "Rates and modes of evolution in the Mollusca." Rates of evolution. Allen and Unwin, London (1987): 39-60.</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9">
            <text:p>2009</text:p>
          </table:table-cell>
          <table:table-cell table:style-name="ce1" office:value-type="string">
            <text:p>Miller, Terrence L., and Abigail J. Downie. "Morphological disparity despite genetic similarity; new species of Lobosorchis Miller &amp; Cribb, 2005 (Digenea: Cryptogonimidae) from the Great Barrier Reef and the Maldives." Zootaxa 1992 (2009): 37-5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0">
            <text:p>2010</text:p>
          </table:table-cell>
          <table:table-cell table:style-name="ce1" office:value-type="string">
            <text:p>Vasil’ev, A. G., et al. "Relationship between morphological disparity and taxonomic diversity in rodent communities in the zone of influence from the Eastern Ural Radioactive Trace in the Southern Urals." Russian journal of ecology 41.2 (2010): 153-158.</text:p>
          </table:table-cell>
          <table:table-cell office:value-type="string">
            <text:p>Rodents</text:p>
          </table:table-cell>
          <table:table-cell office:value-type="string">
            <text:p>Continuous</text:p>
          </table:table-cell>
          <table:table-cell office:value-type="string">
            <text:p>Yes</text:p>
          </table:table-cell>
          <table:table-cell office:value-type="string">
            <text:p>PCO</text:p>
          </table:table-cell>
          <table:table-cell office:value-type="string">
            <text:p>mean of range</text:p>
          </table:table-cell>
          <table:table-cell office:value-type="string">
            <text:p>Kruskal-Wallis test + Walsh F-test</text:p>
          </table:table-cell>
          <table:table-cell office:value-type="string">
            <text:p>No</text:p>
          </table:table-cell>
          <table:table-cell table:number-columns-repeated="1015"/>
        </table:table-row>
        <table:table-row table:style-name="ro1">
          <table:table-cell office:value-type="float" office:value="2001">
            <text:p>2001</text:p>
          </table:table-cell>
          <table:table-cell table:style-name="ce1" office:value-type="string">
            <text:p>Roy, Kaustuv, Deborah P. Balch, and Michael E. Hellberg. "Spatial patterns of morphological diversity across the Indo-Pacific: analyses using strombid gastropods." Proceedings of the Royal Society of London B: Biological Sciences 268.1485 (2001): 2503-2508.</text:p>
          </table:table-cell>
          <table:table-cell office:value-type="string">
            <text:p>Gastropod</text:p>
          </table:table-cell>
          <table:table-cell office:value-type="string">
            <text:p>Continuous</text:p>
          </table:table-cell>
          <table:table-cell office:value-type="string">
            <text:p>Yes</text:p>
          </table:table-cell>
          <table:table-cell office:value-type="string">
            <text:p>PCA</text:p>
          </table:table-cell>
          <table:table-cell office:value-type="string">
            <text:p>mean of range + mean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Meloro, Carlo. "Morphological disparity in Plio-Pleistocene large carnivore guilds from Italian peninsula." Acta Palaeontologica Polonica 56.1 (2011): 33-44.</text:p>
          </table:table-cell>
          <table:table-cell office:value-type="string">
            <text:p>Carnivora</text:p>
          </table:table-cell>
          <table:table-cell office:value-type="string">
            <text:p>2D landmarks</text:p>
          </table:table-cell>
          <table:table-cell office:value-type="string">
            <text:p>No</text:p>
          </table:table-cell>
          <table:table-cell office:value-type="string">
            <text:p>RWA (Relative Warp Analysis)</text:p>
          </table:table-cell>
          <table:table-cell office:value-type="string">
            <text:p>mean distance from centroids</text:p>
          </table:table-cell>
          <table:table-cell office:value-type="string">
            <text:p>Neares-neighbor test</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Jonathan Davies, T., et al. "Species co‐existence and character divergence across carnivores." Ecology letters 10.2 (2007): 146-15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Rozhnov, S. V. "From Vendian to Cambrian: the beginning of morphological disparity of modern metazoan phyla." Russian journal of developmental biology 41.6 (2010): 357-36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1">
            <text:p>2011</text:p>
          </table:table-cell>
          <table:table-cell table:style-name="ce1" office:value-type="string">
            <text:p>Anderson, Philip SL, et al. "Initial radiation of jaws demonstrated stability despite faunal and environmental change." Nature 476.7359 (2011): 206-209.</text:p>
          </table:table-cell>
          <table:table-cell office:value-type="string">
            <text:p>Fish</text:p>
          </table:table-cell>
          <table:table-cell office:value-type="string">
            <text:p>Continuous</text:p>
          </table:table-cell>
          <table:table-cell office:value-type="string">
            <text:p>No</text:p>
          </table:table-cell>
          <table:table-cell office:value-type="string">
            <text:p>NMDS</text:p>
          </table:table-cell>
          <table:table-cell office:value-type="string">
            <text:p>sum of ranges + root product of ranges + range of maximum euclidean distance + convex hull surface + volume + sum of variances + root product of variances + mean pairwise distance + median pairwise distance + mean distance to centroid</text:p>
          </table:table-cell>
          <table:table-cell office:value-type="string">
            <text:p>Spearman correlation</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Hipsley, Christy A., Donald B. Miles, and Johannes Müller. "Morphological disparity opposes latitudinal diversity gradient in lacertid lizards." Biology letters 10.5 (2014): 20140101.</text:p>
          </table:table-cell>
          <table:table-cell office:value-type="string">
            <text:p>Squamates</text:p>
          </table:table-cell>
          <table:table-cell office:value-type="string">
            <text:p>Discrete</text:p>
          </table:table-cell>
          <table:table-cell office:value-type="string">
            <text:p>PCO</text:p>
          </table:table-cell>
          <table:table-cell office:value-type="string">
            <text:p>DTT pipeline</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1999">
            <text:p>1999</text:p>
          </table:table-cell>
          <table:table-cell table:style-name="ce1" office:value-type="string">
            <text:p>Gavrilets, Sergey. "Dynamics of clade diversification on the morphological hypercube." Proceedings of the Royal Society of London B: Biological Sciences 266.1421 (1999): 817-824.</text:p>
          </table:table-cell>
          <table:table-cell table:number-columns-repeated="7" office:value-type="string">
            <text:p>-</text:p>
          </table:table-cell>
          <table:table-cell office:value-type="string">
            <text:p>Methods</text:p>
          </table:table-cell>
          <table:table-cell office:value-type="string">
            <text:p>to check!</text:p>
          </table:table-cell>
          <table:table-cell table:number-columns-repeated="1013"/>
        </table:table-row>
        <table:table-row table:style-name="ro1">
          <table:table-cell office:value-type="float" office:value="2013">
            <text:p>2013</text:p>
          </table:table-cell>
          <table:table-cell table:style-name="ce1" office:value-type="string">
            <text:p>Grossnickle, David M., and P. David Polly. "Mammal disparity decreases during the Cretaceous angiosperm radiation." Proceedings of the Royal Society of London B: Biological Sciences 280.1771 (2013): 20132110.</text:p>
          </table:table-cell>
          <table:table-cell office:value-type="string">
            <text:p>Mammals</text:p>
          </table:table-cell>
          <table:table-cell office:value-type="string">
            <text:p>2D landmarks</text:p>
          </table:table-cell>
          <table:table-cell office:value-type="string">
            <text:p>No</text:p>
          </table:table-cell>
          <table:table-cell office:value-type="string">
            <text:p>PCA</text:p>
          </table:table-cell>
          <table:table-cell office:value-type="string">
            <text:p>average procrustes dist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Huntley, John Warren, Shuhai Xiao, and Michał Kowalewski. "1.3 Billion years of acritarch history: An empirical morphospace approach." Precambrian Research 144.1 (2006): 52-68.</text:p>
          </table:table-cell>
          <table:table-cell office:value-type="string">
            <text:p>Acritarch</text:p>
          </table:table-cell>
          <table:table-cell office:value-type="string">
            <text:p>Discrete</text:p>
          </table:table-cell>
          <table:table-cell office:value-type="string">
            <text:p>Yes</text:p>
          </table:table-cell>
          <table:table-cell office:value-type="string">
            <text:p>MDS + PCA</text:p>
          </table:table-cell>
          <table:table-cell office:value-type="string">
            <text:p>mean or range + sum of 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Lumbsch, H. Thorsten, et al. "Phenotypic disparity and adaptive radiation in the genus Cladia (Lecanorales, Ascomycota)." Australian Systematic Botany 23.4 (2010): 239-247.</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6">
            <text:p>2016</text:p>
          </table:table-cell>
          <table:table-cell table:style-name="ce1" office:value-type="string">
            <text:p>Hopkins, Melanie J. "Magnitude versus direction of change and the contribution of macroevolutionary trends to morphological disparity." Biological Journal of the Linnean Society 118.1 (2016): 116-130.</text:p>
          </table:table-cell>
          <table:table-cell office:value-type="string">
            <text:p>Echinoids + Trilobites</text:p>
          </table:table-cell>
          <table:table-cell office:value-type="string">
            <text:p>Discrete + 2D landmarks</text:p>
          </table:table-cell>
          <table:table-cell office:value-type="string">
            <text:p>Yes</text:p>
          </table:table-cell>
          <table:table-cell office:value-type="string">
            <text:p>PCO</text:p>
          </table:table-cell>
          <table:table-cell office:value-type="string">
            <text:p>sum of variance</text:p>
          </table:table-cell>
          <table:table-cell office:value-type="string">
            <text:p>Mann-Whitney</text:p>
          </table:table-cell>
          <table:table-cell office:value-type="string">
            <text:p>No</text:p>
          </table:table-cell>
          <table:table-cell table:number-columns-repeated="1015"/>
        </table:table-row>
        <table:table-row table:style-name="ro1">
          <table:table-cell office:value-type="float" office:value="2016">
            <text:p>2016</text:p>
          </table:table-cell>
          <table:table-cell table:style-name="ce1" office:value-type="string">
            <text:p>Halliday, Thomas John Dixon, and Anjali Goswami. "Eutherian morphological disparity across the end-Cretaceous mass extinction." Biological Journal of the Linnean Society 118.1 (2016): 152-168.</text:p>
          </table:table-cell>
          <table:table-cell office:value-type="string">
            <text:p>Mammal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Collar, David C., Thomas J. Near, and Peter C. Wainwright. "Comparative analysis of morphological diversity: does disparity accumulate at the same rate in two lineages of centrarchid fishes?." Evolution 59.8 (2005): 1783-1794.</text:p>
          </table:table-cell>
          <table:table-cell office:value-type="string">
            <text:p>Fish</text:p>
          </table:table-cell>
          <table:table-cell office:value-type="string">
            <text:p>Continuous</text:p>
          </table:table-cell>
          <table:table-cell office:value-type="string">
            <text:p>Yes</text:p>
          </table:table-cell>
          <table:table-cell office:value-type="string">
            <text:p>DTT pipeline</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6">
            <text:p>2006</text:p>
          </table:table-cell>
          <table:table-cell table:style-name="ce1" office:value-type="string">
            <text:p>Jaeger, Johannes, and John Reinitz. "On the dynamic nature of positional information." BioEssays 28.11 (2006): 1102-111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3">
            <text:p>2013</text:p>
          </table:table-cell>
          <table:table-cell table:style-name="ce1" office:value-type="string">
            <text:p>Gerber, Sylvain. "On the relationship between the macroevolutionary trajectories of morphological integration and morphological disparity." PLoS One 8.5 (2013): e63913.</text:p>
          </table:table-cell>
          <table:table-cell table:number-columns-repeated="7" office:value-type="string">
            <text:p>-</text:p>
          </table:table-cell>
          <table:table-cell office:value-type="string">
            <text:p>review</text:p>
          </table:table-cell>
          <table:table-cell office:value-type="string">
            <text:p>to check!</text:p>
          </table:table-cell>
          <table:table-cell table:number-columns-repeated="1013"/>
        </table:table-row>
        <table:table-row table:style-name="ro1">
          <table:table-cell office:value-type="float" office:value="2008">
            <text:p>2008</text:p>
          </table:table-cell>
          <table:table-cell table:style-name="ce1" office:value-type="string">
            <text:p>Erwin, Douglas H. "Wonderful Ediacarans, wonderful cnidarians?." Evolution and Development 10.3 (2008): 263-26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0">
            <text:p>2000</text:p>
          </table:table-cell>
          <table:table-cell table:style-name="ce1" office:value-type="string">
            <text:p>Magniez-Jannin, Francoise, et al. "Analysing disparity by applying combined morphological and molecular approaches to French and Japanese carabid beetles." Biological journal of the Linnean Society 71.2 (2000): 343-358.</text:p>
          </table:table-cell>
          <table:table-cell office:value-type="string">
            <text:p>Beetles</text:p>
          </table:table-cell>
          <table:table-cell office:value-type="string">
            <text:p>2D landmarks</text:p>
          </table:table-cell>
          <table:table-cell office:value-type="string">
            <text:p>Yes</text:p>
          </table:table-cell>
          <table:table-cell office:value-type="string">
            <text:p>Procrustes plane (2 D axis)</text:p>
          </table:table-cell>
          <table:table-cell office:value-type="string">
            <text:p>sum of squared pairwise distance between coordinates</text:p>
          </table:table-cell>
          <table:table-cell office:value-type="string">
            <text:p>GLS</text:p>
          </table:table-cell>
          <table:table-cell office:value-type="string">
            <text:p>No</text:p>
          </table:table-cell>
          <table:table-cell office:value-type="string">
            <text:p>review</text:p>
          </table:table-cell>
          <table:table-cell table:number-columns-repeated="1014"/>
        </table:table-row>
        <table:table-row table:style-name="ro1">
          <table:table-cell office:value-type="float" office:value="2015">
            <text:p>2015</text:p>
          </table:table-cell>
          <table:table-cell table:style-name="ce1" office:value-type="string">
            <text:p>Minelli, Alessandro. "Species diversity vs. morphological disparity in the light of evolutionary developmental biology." Annals of botany 117.5 (2015): 781-79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1">
            <text:p>2001</text:p>
          </table:table-cell>
          <table:table-cell table:style-name="ce1" office:value-type="string">
            <text:p>Ciampaglio, Charles N., Matthieu Kemp, and Daniel W. McShea. "Detecting changes in morphospace occupation patterns in the fossil record: characterization and analysis of measures of disparity." Paleobiology 27.4 (2001): 695-715.</text:p>
          </table:table-cell>
          <table:table-cell office:value-type="string">
            <text:p>Simulated</text:p>
          </table:table-cell>
          <table:table-cell office:value-type="string">
            <text:p>Discrete</text:p>
          </table:table-cell>
          <table:table-cell office:value-type="string">
            <text:p>Yes</text:p>
          </table:table-cell>
          <table:table-cell office:value-type="string">
            <text:p>PCO</text:p>
          </table:table-cell>
          <table:table-cell office:value-type="string">
            <text:p>sum of vairances + mean pairwise distance + range + volume + average pairwise disparity + pariticipation ratio _ number of unique pairwise characters</text:p>
          </table:table-cell>
          <table:table-cell office:value-type="string">
            <text:p>coefficient of variance</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Salazar‐Ciudad, Isaac. "On the origins of morphological disparity and its diverse developmental bases." BioEssays 28.11 (2006): 1112-112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0">
            <text:p>2000</text:p>
          </table:table-cell>
          <table:table-cell table:style-name="ce1" office:value-type="string">
            <text:p>Dornbos, Stephen Q., and David J. Bottjer. "Evolutionary paleoecology of the earliest echinoderms: Helicoplacoids and the Cambrian substrate revolution." Geology 28.9 (2000): 839-84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6">
            <text:p>1996</text:p>
          </table:table-cell>
          <table:table-cell table:style-name="ce1" office:value-type="string">
            <text:p>Jernvall, Jukka, John P. Hunter, and Mikael Fortelius. "Molar tooth diversity, disparity, and ecology in Cenozoic ungulate radiations." Science 274.5292 (1996): 1489-1492.</text:p>
          </table:table-cell>
          <table:table-cell office:value-type="string">
            <text:p>Mammals</text:p>
          </table:table-cell>
          <table:table-cell office:value-type="string">
            <text:p>Discrete</text:p>
          </table:table-cell>
          <table:table-cell office:value-type="string">
            <text:p>No</text:p>
          </table:table-cell>
          <table:table-cell office:value-type="string">
            <text:p>NA</text:p>
          </table:table-cell>
          <table:table-cell office:value-type="string">
            <text:p>sum of the absolute distance for each variabl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1">
            <text:p>2001</text:p>
          </table:table-cell>
          <table:table-cell table:style-name="ce1" office:value-type="string">
            <text:p>Neige, P., S. Elmi, and L. Rulleau. "Crisis-What crisis? Quantification of the morphological disparity of ammonites at the Lias-Dogger boundary." Bulletin de la Société Géologique de France 172.2 (2001): 257-264.</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3">
            <text:p>2003</text:p>
          </table:table-cell>
          <table:table-cell table:style-name="ce1" office:value-type="string">
            <text:p>Latiolais, Jared M. "The phylogenetic underpinnings for spatial patterns of morphological disparity: analyses using strombid gastropods." (2003).</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1">
            <text:p>1991</text:p>
          </table:table-cell>
          <table:table-cell table:style-name="ce1" office:value-type="string">
            <text:p>Gould, Stephen Jay. "The disparity of the Burgess Shale arthropod fauna and the limits of cladistic analysis: why we must strive to quantify morphospace." Paleobiology 17.4 (1991): 411-423.</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0">
            <text:p>2010</text:p>
          </table:table-cell>
          <table:table-cell table:style-name="ce1" office:value-type="string">
            <text:p>Drake, Abby Grace, and Christian Peter Klingenberg. "Large-scale diversification of skull shape in domestic dogs: disparity and modularity." The American Naturalist 175.3 (2010): 289-301.</text:p>
          </table:table-cell>
          <table:table-cell office:value-type="string">
            <text:p>Carnivora</text:p>
          </table:table-cell>
          <table:table-cell office:value-type="string">
            <text:p>2D landmarks</text:p>
          </table:table-cell>
          <table:table-cell office:value-type="string">
            <text:p>No</text:p>
          </table:table-cell>
          <table:table-cell office:value-type="string">
            <text:p>PCA</text:p>
          </table:table-cell>
          <table:table-cell office:value-type="string">
            <text:p>procrustes variance + mean procrustes distance from centroid</text:p>
          </table:table-cell>
          <table:table-cell office:value-type="string">
            <text:p>Procrustes ANOV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Gerber, Sylvain, Gunther J. Eble, and Pascal Neige. "Developmental aspects of morphological disparity dynamics: a simple analytical exploration." Paleobiology 37.2 (2011): 237-251.</text:p>
          </table:table-cell>
          <table:table-cell table:number-columns-repeated="7" office:value-type="string">
            <text:p>-</text:p>
          </table:table-cell>
          <table:table-cell office:value-type="string">
            <text:p>review</text:p>
          </table:table-cell>
          <table:table-cell office:value-type="string">
            <text:p>to check!</text:p>
          </table:table-cell>
          <table:table-cell table:number-columns-repeated="1013"/>
        </table:table-row>
        <table:table-row table:style-name="ro1">
          <table:table-cell office:value-type="float" office:value="1997">
            <text:p>1997</text:p>
          </table:table-cell>
          <table:table-cell table:style-name="ce1" office:value-type="string">
            <text:p>Roy, Kaustuv, and Mike Foote. "Morphological approaches to measuring biodiversity." Trends in Ecology &amp; Evolution 12.7 (1997): 277-28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2">
            <text:p>2012</text:p>
          </table:table-cell>
          <table:table-cell table:style-name="ce1" office:value-type="string">
            <text:p>Butler, Richard J., et al. "How do geological sampling biases affect studies of morphological evolution in deep time? A case study of pterosaur (Reptilia: Archosauria) disparity." Evolution 66.1 (2012): 147-162.</text:p>
          </table:table-cell>
          <table:table-cell office:value-type="string">
            <text:p>Archosauria</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GLS multiple regression</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Hopkins, Melanie J. "The environmental structure of trilobite morphological disparity." Paleobiology 40.3 (2014): 352-373.</text:p>
          </table:table-cell>
          <table:table-cell office:value-type="string">
            <text:p>Trilobites</text:p>
          </table:table-cell>
          <table:table-cell office:value-type="string">
            <text:p>Discrete</text:p>
          </table:table-cell>
          <table:table-cell office:value-type="string">
            <text:p>No</text:p>
          </table:table-cell>
          <table:table-cell office:value-type="string">
            <text:p>PCO</text:p>
          </table:table-cell>
          <table:table-cell office:value-type="string">
            <text:p>sum of variance</text:p>
          </table:table-cell>
          <table:table-cell office:value-type="string">
            <text:p>Mann-Whitney</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Goswami, Anjali, Nick Milne, and Stephen Wroe. "Biting through constraints: cranial morphology, disparity and convergence across living and fossil carnivorous mammals." Proceedings of the Royal Society of London B: Biological Sciences 278.1713 (2011): 1831-1839.</text:p>
          </table:table-cell>
          <table:table-cell office:value-type="string">
            <text:p>Carnivora</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Variance + mean pairwise dissimilarity</text:p>
          </table:table-cell>
          <table:table-cell office:value-type="string">
            <text:p>permutation test</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Xiao, Shuhai, and Alan Jay Kaufman, eds. Neoproterozoic geobiology and paleobiology. Vol. 27. Berlin: Springer, 2006.</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3">
            <text:p>2003</text:p>
          </table:table-cell>
          <table:table-cell table:style-name="ce1" office:value-type="string">
            <text:p>Zelditch, Miriam Leah, H. David Sheets, and William L. Fink. "The ontogenetic dynamics of shape disparity." Paleobiology 29.1 (2003): 139-156.</text:p>
          </table:table-cell>
          <table:table-cell office:value-type="string">
            <text:p>Fishe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Average square distance from centroid</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1997">
            <text:p>1997</text:p>
          </table:table-cell>
          <table:table-cell table:style-name="ce1" office:value-type="string">
            <text:p>Foote, Mike. "The evolution of morphological diversity." Annual Review of Ecology and Systematics 28.1 (1997): 129-15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5">
            <text:p>2015</text:p>
          </table:table-cell>
          <table:table-cell table:style-name="ce1" office:value-type="string">
            <text:p>Oyston, Jack W., et al. "Why should we investigate the morphological disparity of plant clades?." Annals of botany 117.5 (2015): 859-879.</text:p>
          </table:table-cell>
          <table:table-cell office:value-type="string">
            <text:p>Angiosperms</text:p>
          </table:table-cell>
          <table:table-cell office:value-type="string">
            <text:p>Continuous + discrete</text:p>
          </table:table-cell>
          <table:table-cell office:value-type="string">
            <text:p>Yes</text:p>
          </table:table-cell>
          <table:table-cell office:value-type="string">
            <text:p>PCO</text:p>
          </table:table-cell>
          <table:table-cell office:value-type="string">
            <text:p>sum of variance</text:p>
          </table:table-cell>
          <table:table-cell office:value-type="string">
            <text:p>confidence interval overlap</text:p>
          </table:table-cell>
          <table:table-cell table:number-columns-repeated="1016"/>
        </table:table-row>
        <table:table-row table:style-name="ro1">
          <table:table-cell office:value-type="float" office:value="2010">
            <text:p>2010</text:p>
          </table:table-cell>
          <table:table-cell table:style-name="ce1" office:value-type="string">
            <text:p>Regier, Jerome C., et al. "Arthropod relationships revealed by phylogenomic analysis of nuclear protein-coding sequences." Nature 463.7284 (2010): 1079-10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9">
            <text:p>2009</text:p>
          </table:table-cell>
          <table:table-cell table:style-name="ce1" office:value-type="string">
            <text:p>Neustupa, J. "K. ern &amp; J. tastn, 2009. Diversity and morphological disparity of desmid assemblages in Central European peatlands." Hydrobiologia 630: 243256.</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9">
            <text:p>2009</text:p>
          </table:table-cell>
          <table:table-cell table:style-name="ce1" office:value-type="string">
            <text:p>Gavrilets, Sergey, and Jonathan B. Losos. "Adaptive radiation: contrasting theory with data." Science 323.5915 (2009): 732-73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Marijnissen, Saskia AE, et al. "Molecular evidence for recent divergence of Lake Tanganyika endemic crabs (Decapoda: Platythelphusidae)." Molecular Phylogenetics and Evolution 40.2 (2006): 628-634.</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6">
            <text:p>2016</text:p>
          </table:table-cell>
          <table:table-cell table:style-name="ce1" office:value-type="string">
            <text:p>Arnold, Patrick, et al. "Morphological disparity, conservatism, and integration in the canine lower cervical spine: insights into mammalian neck function and regionalization." Mammalian Biology-Zeitschrift für Säugetierkunde 81.2 (2016): 153-162.</text:p>
          </table:table-cell>
          <table:table-cell office:value-type="string">
            <text:p>Mammal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NA</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00">
            <text:p>2000</text:p>
          </table:table-cell>
          <table:table-cell table:style-name="ce1" office:value-type="string">
            <text:p>Eble, Gunther J. "Contrasting evolutionary flexibility in sister groups: disparity and diversity in Mesozoic atelostomate echinoids." Paleobiology 26.1 (2000): 56-79.</text:p>
          </table:table-cell>
          <table:table-cell office:value-type="string">
            <text:p>Echinoderms</text:p>
          </table:table-cell>
          <table:table-cell office:value-type="string">
            <text:p>2D landmarks</text:p>
          </table:table-cell>
          <table:table-cell office:value-type="string">
            <text:p>Yes</text:p>
          </table:table-cell>
          <table:table-cell office:value-type="string">
            <text:p>PCA</text:p>
          </table:table-cell>
          <table:table-cell office:value-type="string">
            <text:p>Total variance + total range</text:p>
          </table:table-cell>
          <table:table-cell office:value-type="string">
            <text:p>Z-test</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Bromham, Lindell, et al. "Testing the relationship between morphological and molecular rates of change along phylogenies." Evolution 56.10 (2002): 1921-193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9">
            <text:p>2009</text:p>
          </table:table-cell>
          <table:table-cell table:style-name="ce1" office:value-type="string">
            <text:p>Benton, Michael J. "The Red Queen and the Court Jester: species diversity and the role of biotic and abiotic factors through time." science 323.5915 (2009): 728-73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Pavlinov, I. Ya. "Morphological disparity: general conceptions and basic characteristics." Archive of Zoological Museum of Moscow University 48 (2008): 343-388.</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4">
            <text:p>1994</text:p>
          </table:table-cell>
          <table:table-cell table:style-name="ce1" office:value-type="string">
            <text:p>Wills, Matthew A., Derek EG Briggs, and Richard A. Fortey. "Disparity as an evolutionary index: a comparison of Cambrian and Recent arthropods." Paleobiology 20.2 (1994): 93-130.</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0">
            <text:p>2010</text:p>
          </table:table-cell>
          <table:table-cell table:style-name="ce1" office:value-type="string">
            <text:p>Burbrink, Frank T., and R. Alexander Pyron. "How does ecological opportunity influence rates of speciation, extinction, and morphological diversification in New World ratsnakes (tribe Lampropeltini)?." Evolution 64.4 (2010): 934-943.</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5">
            <text:p>2005</text:p>
          </table:table-cell>
          <table:table-cell table:style-name="ce1" office:value-type="string">
            <text:p>McNamara, Kenneth J., and Michael L. McKinney. "Heterochrony, disparity, and macroevolution." Paleobiology 31.sp5 (2005): 17-26.</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4">
            <text:p>2014</text:p>
          </table:table-cell>
          <table:table-cell table:style-name="ce1" office:value-type="string">
            <text:p>Yu, Ying, et al. "Inferring the accumulation of morphological disparity in epiphyllous liverworts." Organisms Diversity &amp; Evolution 14.2 (2014): 151-162.</text:p>
          </table:table-cell>
          <table:table-cell table:style-name="ce1" office:value-type="string">
            <text:p>Marchantiophyta</text:p>
          </table:table-cell>
          <table:table-cell office:value-type="string">
            <text:p>Discrete</text:p>
          </table:table-cell>
          <table:table-cell office:value-type="string">
            <text:p>Yes</text:p>
          </table:table-cell>
          <table:table-cell office:value-type="string">
            <text:p>PCO</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Friedman, Matt. "Explosive morphological diversification of spiny-finned teleost fishes in the aftermath of the end-Cretaceous extinction." Proceedings of the Royal Society of London B: Biological Sciences (2010): rspb20092177.</text:p>
          </table:table-cell>
          <table:table-cell office:value-type="string">
            <text:p>Fishes</text:p>
          </table:table-cell>
          <table:table-cell office:value-type="string">
            <text:p>Discrete</text:p>
          </table:table-cell>
          <table:table-cell office:value-type="string">
            <text:p>Yes</text:p>
          </table:table-cell>
          <table:table-cell office:value-type="string">
            <text:p>RWA (Relative Warp Analysis)</text:p>
          </table:table-cell>
          <table:table-cell office:value-type="string">
            <text:p>sum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0">
            <text:p>2000</text:p>
          </table:table-cell>
          <table:table-cell table:style-name="ce1" office:value-type="string">
            <text:p>Giribet, Gonzalo, and Carles Ribera. "A review of arthropod phylogeny: new data based on ribosomal DNA sequences and direct character optimization." Cladistics 16.2 (2000): 204-23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5">
            <text:p>2015</text:p>
          </table:table-cell>
          <table:table-cell table:style-name="ce1" office:value-type="string">
            <text:p>Oyston, Jack W., et al. "What limits the morphological disparity of clades?." Interface focus 5.6 (2015): 20150042.</text:p>
          </table:table-cell>
          <table:table-cell office:value-type="string">
            <text:p>Metazoan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s</text:p>
          </table:table-cell>
          <table:table-cell office:value-type="string">
            <text:p>Center of gravity</text:p>
          </table:table-cell>
          <table:table-cell office:value-type="string">
            <text:p>No</text:p>
          </table:table-cell>
          <table:table-cell table:number-columns-repeated="1015"/>
        </table:table-row>
        <table:table-row table:style-name="ro1">
          <table:table-cell office:value-type="float" office:value="1998">
            <text:p>1998</text:p>
          </table:table-cell>
          <table:table-cell table:style-name="ce1" office:value-type="string">
            <text:p>Eble, Gunther J. "Diversification of disasteroids, holasteroids and spatangoids in the Mesozoic." Echinoderms: San Francisco, Balkema, Rotterdam (1998): 629-638.</text:p>
          </table:table-cell>
          <table:table-cell office:value-type="string">
            <text:p>Echinoderms</text:p>
          </table:table-cell>
          <table:table-cell office:value-type="string">
            <text:p>2D landmarks</text:p>
          </table:table-cell>
          <table:table-cell office:value-type="string">
            <text:p>Yes</text:p>
          </table:table-cell>
          <table:table-cell office:value-type="string">
            <text:p>PCA</text:p>
          </table:table-cell>
          <table:table-cell office:value-type="string">
            <text:p>Total variance + total range</text:p>
          </table:table-cell>
          <table:table-cell office:value-type="string">
            <text:p>Z-test</text:p>
          </table:table-cell>
          <table:table-cell office:value-type="string">
            <text:p>No</text:p>
          </table:table-cell>
          <table:table-cell table:number-columns-repeated="1015"/>
        </table:table-row>
        <table:table-row table:style-name="ro1">
          <table:table-cell office:value-type="float" office:value="2003">
            <text:p>2003</text:p>
          </table:table-cell>
          <table:table-cell table:style-name="ce1" office:value-type="string">
            <text:p>Lofgren, Andrea Stockmeyer, Roy E. Plotnick, and and Peter J. Wagner. "Morphological diversity of Carboniferous arthropods and insights on disparity patterns through the Phanerozoic." Paleobiology 29.3 (2003): 349-368.</text:p>
          </table:table-cell>
          <table:table-cell office:value-type="string">
            <text:p>Arthropod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nth root of varaince + nth root of range</text:p>
          </table:table-cell>
          <table:table-cell office:value-type="string">
            <text:p>Anova + Kruskal-Wallis</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Young, Mark T., et al. "The evolution of Metriorhynchoidea (Mesoeucrocodylia, Thalattosuchia): an integrated approach using geometric morphometrics, analysis of disparity, and biomechanics." Zoological Journal of the Linnean Society 158.4 (2010): 801-859.</text:p>
          </table:table-cell>
          <table:table-cell office:value-type="string">
            <text:p>Crocodiles</text:p>
          </table:table-cell>
          <table:table-cell office:value-type="string">
            <text:p>2D landmarks + discrete</text:p>
          </table:table-cell>
          <table:table-cell office:value-type="string">
            <text:p>No</text:p>
          </table:table-cell>
          <table:table-cell office:value-type="string">
            <text:p>RWA (Relative Warp Analysis) + PCO</text:p>
          </table:table-cell>
          <table:table-cell office:value-type="string">
            <text:p>Sum of variance + sum of range + product of range + product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Pavlinov, Igor Ya. "Morphological disparity: An attempt to widen and to formalize the concept." Research in Biodiversity-Models and Applications. InTech, 2011.</text:p>
          </table:table-cell>
          <table:table-cell table:number-columns-repeated="7" office:value-type="string">
            <text:p>-</text:p>
          </table:table-cell>
          <table:table-cell office:value-type="string">
            <text:p>review</text:p>
          </table:table-cell>
          <table:table-cell office:value-type="string">
            <text:p>to check!</text:p>
          </table:table-cell>
          <table:table-cell table:number-columns-repeated="1013"/>
        </table:table-row>
        <table:table-row table:style-name="ro1">
          <table:table-cell office:value-type="float" office:value="2010">
            <text:p>2010</text:p>
          </table:table-cell>
          <table:table-cell table:style-name="ce1" office:value-type="string">
            <text:p>Slater, Graham J., et al. "Diversity versus disparity and the radiation of modern cetaceans." Proceedings of the Royal Society of London B: Biological Sciences 277.1697 (2010): 3097-3104.</text:p>
          </table:table-cell>
          <table:table-cell office:value-type="string">
            <text:p>Cetaceans</text:p>
          </table:table-cell>
          <table:table-cell office:value-type="string">
            <text:p>Body size</text:p>
          </table:table-cell>
          <table:table-cell office:value-type="string">
            <text:p>Yes</text:p>
          </table:table-cell>
          <table:table-cell office:value-type="string">
            <text:p>NA</text:p>
          </table:table-cell>
          <table:table-cell office:value-type="string">
            <text:p>Area between observed and media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0">
            <text:p>2010</text:p>
          </table:table-cell>
          <table:table-cell table:style-name="ce1" office:value-type="string">
            <text:p>Mahler, D. Luke, et al. "Ecological opportunity and the rate of morphological evolution in the diversification of Greater Antillean anoles." Evolution 64.9 (2010): 2731-2745.</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PC contrast values</text:p>
          </table:table-cell>
          <table:table-cell office:value-type="string">
            <text:p>linear regressions</text:p>
          </table:table-cell>
          <table:table-cell office:value-type="string">
            <text:p>Yes</text:p>
          </table:table-cell>
          <table:table-cell table:number-columns-repeated="1015"/>
        </table:table-row>
        <table:table-row table:style-name="ro1">
          <table:table-cell office:value-type="float" office:value="2004">
            <text:p>2004</text:p>
          </table:table-cell>
          <table:table-cell table:style-name="ce1" office:value-type="string">
            <text:p>Kaplan, Peter. "Morphology and disparity through time." eLS (200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4">
            <text:p>2004</text:p>
          </table:table-cell>
          <table:table-cell table:style-name="ce1" office:value-type="string">
            <text:p>Sears, Karen E. "Constraints on the morphological evolution of marsupial shoulder girdles." Evolution 58.10 (2004): 2353-2370.</text:p>
          </table:table-cell>
          <table:table-cell office:value-type="string">
            <text:p>Marsupials</text:p>
          </table:table-cell>
          <table:table-cell office:value-type="string">
            <text:p>Continuous</text:p>
          </table:table-cell>
          <table:table-cell office:value-type="string">
            <text:p>Yes</text:p>
          </table:table-cell>
          <table:table-cell office:value-type="string">
            <text:p>PCA</text:p>
          </table:table-cell>
          <table:table-cell office:value-type="string">
            <text:p>mean pairwise dissimilarity</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Pavlinov, IIa, O. G. Nanova, and N. N. Spasskaia. "Toward exploration of morphological disparity of measurable traits of mammalian skull. 1. Interrelation between different forms of group variation." Zhurnal obshchei biologii 69.5 (2008): 344-354.</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3">
            <text:p>2003</text:p>
          </table:table-cell>
          <table:table-cell table:style-name="ce1" office:value-type="string">
            <text:p>Navarro, Nicolas. "MDA: a MATLAB-based program for morphospace-disparity analysis." Computers &amp; Geosciences 29.5 (2003): 655-664.</text:p>
          </table:table-cell>
          <table:table-cell table:number-columns-repeated="7" office:value-type="string">
            <text:p>-</text:p>
          </table:table-cell>
          <table:table-cell office:value-type="string">
            <text:p>software</text:p>
          </table:table-cell>
          <table:table-cell table:number-columns-repeated="1014"/>
        </table:table-row>
        <table:table-row table:style-name="ro1">
          <table:table-cell office:value-type="float" office:value="1998">
            <text:p>1998</text:p>
          </table:table-cell>
          <table:table-cell table:style-name="ce1" office:value-type="string">
            <text:p>David, B., et al. "Morphological disparity in the genus Echinocardium (Echinoidea: Spatangoida)." Echinoderm Research 1998 (1998): 253-259.</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2">
            <text:p>2002</text:p>
          </table:table-cell>
          <table:table-cell table:style-name="ce1" office:value-type="string">
            <text:p>Ciampaglio, Charles N. "Determining the role that ecological and developmental constraints play in controlling disparity: examples from the crinoid and blastozoan fossil record." Evolution &amp; development 4.3 (2002): 170-188.</text:p>
          </table:table-cell>
          <table:table-cell office:value-type="string">
            <text:p>Crinoids + Balstozoa</text:p>
          </table:table-cell>
          <table:table-cell office:value-type="string">
            <text:p>Discrete</text:p>
          </table:table-cell>
          <table:table-cell office:value-type="string">
            <text:p>Yes</text:p>
          </table:table-cell>
          <table:table-cell office:value-type="string">
            <text:p>PCO</text:p>
          </table:table-cell>
          <table:table-cell office:value-type="string">
            <text:p>Range + average pairwise dissimilarity + mean distance + unique pairwise combinations</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1998">
            <text:p>1998</text:p>
          </table:table-cell>
          <table:table-cell table:style-name="ce1" office:value-type="string">
            <text:p>Wills, Matthew A. "Cambrian and recent disparity: the picture from priapulids." Paleobiology 24.2 (1998): 177-199.</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1">
            <text:p>2011</text:p>
          </table:table-cell>
          <table:table-cell table:style-name="ce1" office:value-type="string">
            <text:p>Derryberry, Elizabeth P., et al. "Lineage diversification and morphological evolution in a large‐scale continental radiation: the neotropical ovenbirds and woodcreepers (Aves: Furnariidae)." Evolution 65.10 (2011): 2973-2986.</text:p>
          </table:table-cell>
          <table:table-cell office:value-type="string">
            <text:p>Birds</text:p>
          </table:table-cell>
          <table:table-cell office:value-type="string">
            <text:p>Continuous</text:p>
          </table:table-cell>
          <table:table-cell office:value-type="string">
            <text:p>Yes</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6">
            <text:p>2006</text:p>
          </table:table-cell>
          <table:table-cell table:style-name="ce1" office:value-type="string">
            <text:p>Bellwood, D. R., et al. "Functional versatility supports coral reef biodiversity." Proceedings of the Royal Society of London B: Biological Sciences 273.1582 (2006): 101-107.</text:p>
          </table:table-cell>
          <table:table-cell office:value-type="string">
            <text:p>Corals</text:p>
          </table:table-cell>
          <table:table-cell office:value-type="string">
            <text:p>Continuous</text:p>
          </table:table-cell>
          <table:table-cell office:value-type="string">
            <text:p>Yes</text:p>
          </table:table-cell>
          <table:table-cell office:value-type="string">
            <text:p>PCA</text:p>
          </table:table-cell>
          <table:table-cell office:value-type="string">
            <text:p>distance from centroid + 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1995">
            <text:p>1995</text:p>
          </table:table-cell>
          <table:table-cell table:style-name="ce1" office:value-type="string">
            <text:p>Foote, Mike. "Morphological diversification of Paleozoic crinoids." Paleobiology 21.3 (1995): 273-299.</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1">
            <text:p>2011</text:p>
          </table:table-cell>
          <table:table-cell table:style-name="ce1" office:value-type="string">
            <text:p>Hospitaleche, Carolina, and Piotr Jadwiszczak. "Enigmatic morphological disparity in tarsometatarsi of giant penguins from the Eocene of Antarctica." Polish Polar Research 32.2 (2011): 175.</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5">
            <text:p>2005</text:p>
          </table:table-cell>
          <table:table-cell table:style-name="ce1" office:value-type="string">
            <text:p>Wesley-Hunt, Gina D. "The morphological diversification of carnivores in North America." Paleobiology 31.1 (2005): 35-55.</text:p>
          </table:table-cell>
          <table:table-cell office:value-type="string">
            <text:p>Carnivora</text:p>
          </table:table-cell>
          <table:table-cell office:value-type="string">
            <text:p>Discrete</text:p>
          </table:table-cell>
          <table:table-cell office:value-type="string">
            <text:p>No</text:p>
          </table:table-cell>
          <table:table-cell office:value-type="string">
            <text:p>PCO</text:p>
          </table:table-cell>
          <table:table-cell office:value-type="string">
            <text:p>mean pairwise dissimilarity + geometric mean of ranges</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Nesbitt, Sterling. "The anatomy of Effigia okeeffeae (Archosauria, Suchia), theropod-like convergence, and the distribution of related taxa." Bulletin of the american Museum of Natural history (2007): 1-84.</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9">
            <text:p>1999</text:p>
          </table:table-cell>
          <table:table-cell table:style-name="ce1" office:value-type="string">
            <text:p>Smith, Loren H., and Bruce S. Lieberman. "Disparity and constraint in olenelloid trilobites and the Cambrian radiation." Paleobiology 25.4 (1999): 459-470.</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1">
            <text:p>2001</text:p>
          </table:table-cell>
          <table:table-cell table:style-name="ce1" office:value-type="string">
            <text:p>Harper, D. A. T., and E. Gallagher. "Diversity, disparity and distributional patterns amongst the orthide brachiopod groups." Journal of GEOsciences 46.3-4 (2001): 87-94.</text:p>
          </table:table-cell>
          <table:table-cell office:value-type="string">
            <text:p>Brachiopods</text:p>
          </table:table-cell>
          <table:table-cell office:value-type="string">
            <text:p>Discrete</text:p>
          </table:table-cell>
          <table:table-cell office:value-type="string">
            <text:p>Yes</text:p>
          </table:table-cell>
          <table:table-cell office:value-type="string">
            <text:p>PCO</text:p>
          </table:table-cell>
          <table:table-cell office:value-type="string">
            <text:p>product of variance + product of range + sum of ranges + sum of variance + mean euclidean distance + mean manhattan dist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Brusatte, Stephen L., et al. "Dinosaur morphological diversity and the end-Cretaceous extinction." Nature Communications 3 (2012): ncomms1815.</text:p>
          </table:table-cell>
          <table:table-cell office:value-type="string">
            <text:p>Dinosaur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Losos, Jonathan B., and Donald B. Miles. "Testing the hypothesis that a clade has adaptively radiated: iguanid lizard clades as a case study." The American Naturalist 160.2 (2002): 147-157.</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mean square distance between sp</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Falkowski, Paul G., et al. "The rise of oxygen over the past 205 million years and the evolution of large placental mammals." Science 309.5744 (2005): 2202-2204.</text:p>
          </table:table-cell>
          <table:table-cell table:number-columns-repeated="7" office:value-type="string">
            <text:p>-</text:p>
          </table:table-cell>
          <table:table-cell table:number-columns-repeated="1015"/>
        </table:table-row>
        <table:table-row table:style-name="ro1" table:number-rows-repeated="1048354">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8000" number:language="en" number:country="GB">
      <number:number number:min-integer-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8112P0" style:volatile="true" number:language="en" number:country="GB">
      <number:number number:decimal-places="0" number:min-integer-digits="1" number:grouping="true"/>
    </number:number-style>
    <number:number-style style:name="N8112" number:language="en" number:country="GB">
      <number:text>-</number:text>
      <number:number number:decimal-places="0" number:min-integer-digits="1" number:grouping="true"/>
      <style:map style:condition="value()&gt;=0" style:apply-style-name="N8112P0"/>
    </number:number-style>
    <number:number-style style:name="N8113P0" style:volatile="true" number:language="en" number:country="GB">
      <number:number number:decimal-places="0" number:min-integer-digits="1" number:grouping="true"/>
    </number:number-style>
    <number:number-style style:name="N8113" number:language="en" number:country="GB">
      <style:text-properties fo:color="#ff0000"/>
      <number:text>-</number:text>
      <number:number number:decimal-places="0" number:min-integer-digits="1" number:grouping="true"/>
      <style:map style:condition="value()&gt;=0" style:apply-style-name="N8113P0"/>
    </number:number-style>
    <number:number-style style:name="N8114P0" style:volatile="true" number:language="en" number:country="GB">
      <number:number number:decimal-places="2" number:min-integer-digits="1" number:grouping="true"/>
    </number:number-style>
    <number:number-style style:name="N8114" number:language="en" number:country="GB">
      <number:text>-</number:text>
      <number:number number:decimal-places="2" number:min-integer-digits="1" number:grouping="true"/>
      <style:map style:condition="value()&gt;=0" style:apply-style-name="N8114P0"/>
    </number:number-style>
    <number:number-style style:name="N8115P0" style:volatile="true" number:language="en" number:country="GB">
      <number:number number:decimal-places="2" number:min-integer-digits="1" number:grouping="true"/>
    </number:number-style>
    <number:number-style style:name="N8115" number:language="en" number:country="GB">
      <style:text-properties fo:color="#ff0000"/>
      <number:text>-</number:text>
      <number:number number:decimal-places="2" number:min-integer-digits="1" number:grouping="true"/>
      <style:map style:condition="value()&gt;=0" style:apply-style-name="N8115P0"/>
    </number:number-style>
    <number:number-style style:name="N8119P0" style:volatile="true" number:language="en" number:country="GB">
      <number:number number:decimal-places="0" number:min-integer-digits="1" number:grouping="true"/>
      <number:text> </number:text>
    </number:number-style>
    <number:number-style style:name="N8119P1" style:volatile="true" number:language="en" number:country="GB">
      <number:text>-</number:text>
      <number:number number:decimal-places="0" number:min-integer-digits="1" number:grouping="true"/>
      <number:text> </number:text>
    </number:number-style>
    <number:number-style style:name="N8119P2" style:volatile="true" number:language="en" number:country="GB">
      <number:text> - </number:text>
    </number:number-style>
    <number:text-style style:name="N8119" number:language="en" number:country="GB">
      <number:text-content/>
      <number:text> </number:text>
      <style:map style:condition="value()&gt;0" style:apply-style-name="N8119P0"/>
      <style:map style:condition="value()&lt;0" style:apply-style-name="N8119P1"/>
      <style:map style:condition="value()=0" style:apply-style-name="N8119P2"/>
    </number:text-style>
    <number:number-style style:name="N8123P0" style:volatile="true" number:language="en" number:country="GB">
      <number:text> £</number:text>
      <number:number number:decimal-places="0" number:min-integer-digits="1" number:grouping="true"/>
      <number:text> </number:text>
    </number:number-style>
    <number:number-style style:name="N8123P1" style:volatile="true" number:language="en" number:country="GB">
      <number:text>-£</number:text>
      <number:number number:decimal-places="0" number:min-integer-digits="1" number:grouping="true"/>
      <number:text> </number:text>
    </number:number-style>
    <number:number-style style:name="N8123P2" style:volatile="true" number:language="en" number:country="GB">
      <number:text> £- </number:text>
    </number:number-style>
    <number:text-style style:name="N8123" number:language="en" number:country="GB">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n" number:country="GB">
      <number:number number:decimal-places="2" number:min-integer-digits="1" number:grouping="true"/>
      <number:text> </number:text>
    </number:number-style>
    <number:number-style style:name="N8127P1" style:volatile="true" number:language="en" number:country="GB">
      <number:text>-</number:text>
      <number:number number:decimal-places="2" number:min-integer-digits="1" number:grouping="true"/>
      <number:text> </number:text>
    </number:number-style>
    <number:number-style style:name="N8127P2" style:volatile="true" number:language="en" number:country="GB">
      <number:text> -</number:text>
      <number:number number:decimal-places="0" number:min-integer-digits="0"/>
      <number:text> </number:text>
    </number:number-style>
    <number:text-style style:name="N8127" number:language="en" number:country="GB">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n" number:country="GB">
      <number:text> £</number:text>
      <number:number number:decimal-places="2" number:min-integer-digits="1" number:grouping="true"/>
      <number:text> </number:text>
    </number:number-style>
    <number:number-style style:name="N8131P1" style:volatile="true" number:language="en" number:country="GB">
      <number:text>-£</number:text>
      <number:number number:decimal-places="2" number:min-integer-digits="1" number:grouping="true"/>
      <number:text> </number:text>
    </number:number-style>
    <number:number-style style:name="N8131P2" style:volatile="true" number:language="en" number:country="GB">
      <number:text> £-</number:text>
      <number:number number:decimal-places="0" number:min-integer-digits="0"/>
      <number:text> </number:text>
    </number:number-style>
    <number:text-style style:name="N8131" number:language="en" number:country="GB">
      <number:text-content/>
      <number:text> </number:text>
      <style:map style:condition="value()&gt;0" style:apply-style-name="N8131P0"/>
      <style:map style:condition="value()&lt;0" style:apply-style-name="N8131P1"/>
      <style:map style:condition="value()=0" style:apply-style-name="N8131P2"/>
    </number:text-style>
    <number:time-style style:name="N8132" number:language="en" number:country="GB">
      <number:minutes number:style="long"/>
      <number:text>:</number:text>
      <number:seconds number:style="long"/>
    </number:time-style>
    <number:time-style style:name="N8133" number:language="en" number:country="GB" number:truncate-on-overflow="false">
      <number:hours/>
      <number:text>:</number:text>
      <number:minutes number:style="long"/>
      <number:text>:</number:text>
      <number:seconds number:style="long"/>
    </number:time-style>
    <number:time-style style:name="N8134" number:language="en" number:country="GB">
      <number:minutes number:style="long"/>
      <number:text>:</number:text>
      <number:seconds number:style="long" number:decimal-places="1"/>
    </number:time-style>
    <number:number-style style:name="N8135" number:language="en" number:country="GB">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7">07/11/2017</text:date>, <text:time>14:07:29</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7T14:07:29</dc:date>
    <meta:generator>OpenOffice/4.1.4$Unix OpenOffice.org_project/414m5$Build-9788</meta:generator>
    <meta:editing-duration>PT8H5M13S</meta:editing-duration>
    <meta:editing-cycles>24</meta:editing-cycles>
    <meta:document-statistic meta:table-count="1" meta:cell-count="2087" meta:object-count="0"/>
  </office:meta>
</office:document-meta>
</file>